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octet-stream"/>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a3" style:family="table">
      <style:table-properties style:width="14.623cm" fo:margin-left="1.625cm" table:align="left"/>
    </style:style>
    <style:style style:name="Tabella3.A" style:family="table-column">
      <style:table-column-properties style:column-width="5.001cm"/>
    </style:style>
    <style:style style:name="Tabella3.B" style:family="table-column">
      <style:table-column-properties style:column-width="9.622cm"/>
    </style:style>
    <style:style style:name="Tabella3.A1" style:family="table-cell">
      <style:table-cell-properties fo:padding-left="0.123cm" fo:padding-right="0.123cm" fo:padding-top="0cm" fo:padding-bottom="0cm" fo:border="none"/>
    </style:style>
    <style:style style:name="Tabella4" style:family="table">
      <style:table-properties style:width="15.002cm" fo:margin-left="0.624cm" table:align="left"/>
    </style:style>
    <style:style style:name="Tabella4.A" style:family="table-column">
      <style:table-column-properties style:column-width="8.251cm"/>
    </style:style>
    <style:style style:name="Tabella4.B" style:family="table-column">
      <style:table-column-properties style:column-width="6.75cm"/>
    </style:style>
    <style:style style:name="Tabella4.A1" style:family="table-cell">
      <style:table-cell-properties fo:padding-left="0.123cm" fo:padding-right="0.123cm" fo:padding-top="0cm" fo:padding-bottom="0cm" fo:border="none"/>
    </style:style>
    <style:style style:name="Tabella5" style:family="table">
      <style:table-properties style:width="16.007cm" fo:margin-left="0cm" table:align="left"/>
    </style:style>
    <style:style style:name="Tabella5.A" style:family="table-column">
      <style:table-column-properties style:column-width="7.62cm"/>
    </style:style>
    <style:style style:name="Tabella5.B" style:family="table-column">
      <style:table-column-properties style:column-width="8.387cm"/>
    </style:style>
    <style:style style:name="Tabella5.A1" style:family="table-cell">
      <style:table-cell-properties fo:padding="0cm" fo:border="none"/>
    </style:style>
    <style:style style:name="P1" style:family="paragraph" style:parent-style-name="Piè_20_di_20_pagina">
      <style:paragraph-properties fo:text-align="center" style:justify-single-word="false"/>
    </style:style>
    <style:style style:name="P2" style:family="paragraph" style:parent-style-name="Normale">
      <style:text-properties fo:font-size="7pt" style:letter-kerning="true" style:font-size-asian="7pt" style:language-asian="ar" style:country-asian="SA" style:font-size-complex="7pt" style:font-weight-complex="bold"/>
    </style:style>
    <style:style style:name="P3" style:family="paragraph" style:parent-style-name="Normale">
      <style:paragraph-properties fo:text-align="justify" style:justify-single-word="false"/>
      <style:text-properties fo:font-size="11pt" style:font-size-asian="11pt"/>
    </style:style>
    <style:style style:name="P4" style:family="paragraph" style:parent-style-name="Normale">
      <style:paragraph-properties fo:text-align="end" style:justify-single-word="false"/>
      <style:text-properties fo:font-size="11pt" style:font-size-asian="11pt"/>
    </style:style>
    <style:style style:name="P5" style:family="paragraph" style:parent-style-name="Normale">
      <style:paragraph-properties fo:text-align="end" style:justify-single-word="false"/>
    </style:style>
    <style:style style:name="P6" style:family="paragraph" style:parent-style-name="Normale">
      <style:paragraph-properties fo:margin-left="0.501cm" fo:margin-right="0.499cm" fo:line-height="200%" fo:text-align="justify" style:justify-single-word="false" fo:text-indent="0cm" style:auto-text-indent="false">
        <style:tab-stops/>
      </style:paragraph-properties>
    </style:style>
    <style:style style:name="P7" style:family="paragraph" style:parent-style-name="Normale">
      <style:paragraph-properties fo:margin-left="0.501cm" fo:margin-right="0.499cm" fo:line-height="200%" fo:text-align="justify" style:justify-single-word="false" fo:text-indent="0cm" style:auto-text-indent="false" style:vertical-align="auto">
        <style:tab-stops/>
      </style:paragraph-properties>
    </style:style>
    <style:style style:name="P8"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fo:font-weight="bold" style:font-size-asian="11pt" style:font-weight-asian="bold"/>
    </style:style>
    <style:style style:name="P9" style:family="paragraph" style:parent-style-name="Normale">
      <style:paragraph-properties fo:margin-left="0.501cm" fo:margin-right="0.499cm" fo:line-height="200%" fo:text-align="center" style:justify-single-word="false" fo:text-indent="0cm" style:auto-text-indent="false">
        <style:tab-stops/>
      </style:paragraph-properties>
      <style:text-properties fo:font-size="11pt" fo:font-weight="bold" style:font-size-asian="11pt" style:font-weight-asian="bold"/>
    </style:style>
    <style:style style:name="P10"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fo:font-weight="bold" style:font-size-asian="11pt" style:font-weight-asian="bold" style:font-weight-complex="bold"/>
    </style:style>
    <style:style style:name="P11"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style:font-size-asian="11pt"/>
    </style:style>
    <style:style style:name="P12" style:family="paragraph" style:parent-style-name="Normale">
      <style:paragraph-properties fo:margin-left="0.501cm" fo:margin-right="0.499cm" fo:line-height="200%" fo:text-align="justify" style:justify-single-word="false" fo:text-indent="0cm" style:auto-text-indent="false" style:vertical-align="auto">
        <style:tab-stops/>
      </style:paragraph-properties>
      <style:text-properties fo:font-size="11pt" style:font-size-asian="11pt"/>
    </style:style>
    <style:style style:name="P13"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style:font-size-asian="11pt" style:font-weight-complex="bold"/>
    </style:style>
    <style:style style:name="P14"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fo:font-style="italic" fo:background-color="#ffff00" style:font-size-asian="11pt" style:font-style-asian="italic"/>
    </style:style>
    <style:style style:name="P15" style:family="paragraph" style:parent-style-name="Normale">
      <style:paragraph-properties fo:margin-left="0.501cm" fo:margin-right="0.499cm" fo:line-height="200%" fo:text-align="justify" style:justify-single-word="false" fo:text-indent="0cm" style:auto-text-indent="false">
        <style:tab-stops/>
      </style:paragraph-properties>
      <style:text-properties fo:font-size="11pt" fo:background-color="#00ff00" style:font-size-asian="11pt"/>
    </style:style>
    <style:style style:name="P16" style:family="paragraph" style:parent-style-name="Normale">
      <style:paragraph-properties fo:margin-left="0.501cm" fo:margin-right="0.499cm" fo:margin-top="0.212cm" fo:margin-bottom="0cm" style:contextual-spacing="false" fo:line-height="200%" fo:text-align="justify" style:justify-single-word="false" fo:text-indent="0cm" style:auto-text-indent="false">
        <style:tab-stops/>
      </style:paragraph-properties>
      <style:text-properties fo:font-size="11pt" style:font-size-asian="11pt"/>
    </style:style>
    <style:style style:name="P17" style:family="paragraph" style:parent-style-name="Normale">
      <style:paragraph-properties fo:margin-left="0cm" fo:margin-right="0.499cm" fo:line-height="200%" fo:text-align="justify" style:justify-single-word="false" fo:text-indent="0cm" style:auto-text-indent="false"/>
      <style:text-properties fo:font-size="11pt" style:font-size-asian="11pt"/>
    </style:style>
    <style:style style:name="P18" style:family="paragraph" style:parent-style-name="Normale">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ab-stops/>
      </style:paragraph-properties>
      <style:text-properties fo:font-size="11pt" style:font-size-asian="11pt" style:font-size-complex="11pt"/>
    </style:style>
    <style:style style:name="P19" style:family="paragraph" style:parent-style-name="Normale">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ab-stops/>
      </style:paragraph-properties>
      <style:text-properties fo:font-size="11pt" fo:font-style="italic" fo:background-color="#ffff00" style:font-size-asian="11pt" style:font-style-asian="italic" style:font-size-complex="11pt" style:font-style-complex="italic"/>
    </style:style>
    <style:style style:name="P20" style:family="paragraph" style:parent-style-name="Normale">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ab-stops/>
      </style:paragraph-properties>
      <style:text-properties fo:font-size="11pt" fo:font-weight="bold" style:font-size-asian="11pt" style:font-weight-asian="bold" style:font-size-complex="11pt"/>
    </style:style>
    <style:style style:name="P21" style:family="paragraph" style:parent-style-name="Normale">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ab-stops/>
      </style:paragraph-properties>
    </style:style>
    <style:style style:name="P22" style:family="paragraph" style:parent-style-name="Normale">
      <style:paragraph-properties fo:margin-left="0.501cm" fo:margin-right="0.501cm" fo:margin-top="0.176cm" fo:margin-bottom="0cm" style:contextual-spacing="false" fo:line-height="200%" fo:text-align="center" style:justify-single-word="false" fo:text-indent="0cm" style:auto-text-indent="false" style:text-autospace="ideograph-alpha" style:punctuation-wrap="hanging" style:vertical-align="auto">
        <style:tab-stops/>
      </style:paragraph-properties>
    </style:style>
    <style:style style:name="P23" style:family="paragraph" style:parent-style-name="Normale">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ab-stops/>
      </style:paragraph-properties>
      <style:text-properties fo:color="#ff0000" fo:font-size="11pt" fo:font-weight="bold" style:font-size-asian="11pt" style:font-weight-asian="bold" style:font-size-complex="11pt"/>
    </style:style>
    <style:style style:name="P24" style:family="paragraph" style:parent-style-name="Normale">
      <style:paragraph-properties fo:margin-left="0.501cm" fo:margin-right="0.501cm" fo:margin-top="0.176cm" fo:margin-bottom="0cm" style:contextual-spacing="false" fo:text-align="justify" style:justify-single-word="false" fo:text-indent="0cm" style:auto-text-indent="false" style:text-autospace="ideograph-alpha" style:punctuation-wrap="hanging" style:vertical-align="auto">
        <style:tab-stops/>
      </style:paragraph-properties>
      <style:text-properties fo:font-size="12pt" style:font-size-asian="12pt" style:font-size-complex="12pt"/>
    </style:style>
    <style:style style:name="P25" style:family="paragraph" style:parent-style-name="Normale">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ab-stops/>
      </style:paragraph-properties>
      <style:text-properties fo:font-size="12pt" style:font-size-asian="12pt" style:font-size-complex="12pt"/>
    </style:style>
    <style:style style:name="P26" style:family="paragraph" style:parent-style-name="Normale">
      <style:paragraph-properties fo:margin-left="0.501cm" fo:margin-right="0.501cm" fo:margin-top="0.176cm" fo:margin-bottom="0cm" style:contextual-spacing="false" fo:text-align="center" style:justify-single-word="false" fo:text-indent="0cm" style:auto-text-indent="false" style:text-autospace="ideograph-alpha" style:punctuation-wrap="hanging" style:vertical-align="auto">
        <style:tab-stops/>
      </style:paragraph-properties>
    </style:style>
    <style:style style:name="P27" style:family="paragraph" style:parent-style-name="Normale_20__28_Web_29_">
      <style:paragraph-properties fo:margin-left="0.501cm" fo:margin-right="0.501cm" fo:margin-top="0cm" fo:margin-bottom="0cm" style:contextual-spacing="false" fo:line-height="200%" fo:text-indent="0cm" style:auto-text-indent="false">
        <style:tab-stops/>
      </style:paragraph-properties>
    </style:style>
    <style:style style:name="P28" style:family="paragraph" style:parent-style-name="Normale_20__28_Web_29_">
      <style:paragraph-properties fo:margin-left="0.501cm" fo:margin-right="0.501cm" fo:margin-top="0.18cm" fo:margin-bottom="0cm" style:contextual-spacing="false" fo:line-height="200%" fo:text-align="justify" style:justify-single-word="false" fo:text-indent="0cm" style:auto-text-indent="false">
        <style:tab-stops/>
      </style:paragraph-properties>
    </style:style>
    <style:style style:name="P29" style:family="paragraph" style:parent-style-name="Normale">
      <style:paragraph-properties fo:margin-left="0.501cm" fo:margin-right="0.501cm" fo:line-height="150%" fo:text-align="center" style:justify-single-word="false" fo:text-indent="0cm" style:auto-text-indent="false">
        <style:tab-stops/>
      </style:paragraph-properties>
      <style:text-properties fo:font-size="11pt" fo:font-weight="bold" style:font-size-asian="11pt" style:font-weight-asian="bold"/>
    </style:style>
    <style:style style:name="P30" style:family="paragraph" style:parent-style-name="Normale">
      <style:paragraph-properties fo:margin-left="0.501cm" fo:margin-right="0.501cm" fo:line-height="150%" fo:text-align="justify" style:justify-single-word="false" fo:text-indent="0cm" style:auto-text-indent="false">
        <style:tab-stops/>
      </style:paragraph-properties>
      <style:text-properties fo:font-size="11pt" style:font-size-asian="11pt"/>
    </style:style>
    <style:style style:name="P31" style:family="paragraph" style:parent-style-name="Normale">
      <style:paragraph-properties fo:margin-left="0.501cm" fo:margin-right="0.501cm" fo:line-height="150%" fo:text-align="center" style:justify-single-word="false" fo:text-indent="0cm" style:auto-text-indent="false">
        <style:tab-stops/>
      </style:paragraph-properties>
      <style:text-properties fo:font-size="11pt" style:font-size-asian="11pt"/>
    </style:style>
    <style:style style:name="P32" style:family="paragraph" style:parent-style-name="Normale">
      <style:paragraph-properties fo:margin-left="0.501cm" fo:margin-right="0.501cm" fo:line-height="150%" fo:text-align="center" style:justify-single-word="false" fo:text-indent="0cm" style:auto-text-indent="false">
        <style:tab-stops/>
      </style:paragraph-properties>
    </style:style>
    <style:style style:name="P33" style:family="paragraph" style:parent-style-name="Normale">
      <style:paragraph-properties fo:margin-top="0.176cm" fo:margin-bottom="0.176cm" style:contextual-spacing="false" fo:line-height="200%" fo:text-align="center" style:justify-single-word="false" style:text-autospace="ideograph-alpha" style:punctuation-wrap="hanging" style:vertical-align="auto"/>
    </style:style>
    <style:style style:name="P34" style:family="paragraph" style:parent-style-name="Testo_20_del_20_blocco">
      <style:text-properties fo:font-size="12pt" style:font-size-asian="12pt" style:font-size-complex="12pt"/>
    </style:style>
    <style:style style:name="P35" style:family="paragraph" style:parent-style-name="Normale" style:master-page-name="MPF0">
      <style:paragraph-properties fo:margin-left="11.74cm" fo:margin-right="0.499cm" fo:line-height="200%" fo:text-align="justify" style:justify-single-word="false" fo:text-indent="0.748cm" style:auto-text-indent="false" style:page-number="auto" fo:break-before="page">
        <style:tab-stops/>
      </style:paragraph-properties>
      <style:text-properties fo:font-size="11pt" fo:font-weight="bold" style:font-size-asian="11pt" style:font-weight-asian="bold"/>
    </style:style>
    <style:style style:name="P36" style:family="paragraph" style:parent-style-name="Normale" style:list-style-name="L5">
      <style:paragraph-properties fo:margin-left="0cm" fo:margin-right="0.499cm" fo:line-height="200%" fo:text-align="justify" style:justify-single-word="false" fo:text-indent="0cm" style:auto-text-indent="false"/>
    </style:style>
    <style:style style:name="P37" style:family="paragraph" style:parent-style-name="Normale" style:list-style-name="L7">
      <style:paragraph-properties fo:margin-left="0cm" fo:margin-right="0.499cm" fo:line-height="200%" fo:text-align="justify" style:justify-single-word="false" fo:text-indent="0cm" style:auto-text-indent="false"/>
      <style:text-properties fo:font-size="11pt" style:font-size-asian="11pt"/>
    </style:style>
    <style:style style:name="P38" style:family="paragraph" style:parent-style-name="Normale">
      <style:paragraph-properties fo:margin-left="0cm" fo:margin-right="0.499cm" fo:line-height="200%" fo:text-align="justify" style:justify-single-word="false" fo:text-indent="0cm" style:auto-text-indent="false"/>
      <style:text-properties officeooo:rsid="0019209a" officeooo:paragraph-rsid="0019209a"/>
    </style:style>
    <style:style style:name="P39" style:family="paragraph" style:parent-style-name="Normale" style:list-style-name="L7">
      <style:paragraph-properties fo:margin-left="0cm" fo:margin-right="0.501cm" fo:line-height="200%" fo:text-align="justify" style:justify-single-word="false" fo:text-indent="0cm" style:auto-text-indent="false"/>
      <style:text-properties fo:font-size="11pt" style:font-size-asian="11pt"/>
    </style:style>
    <style:style style:name="P40" style:family="paragraph" style:parent-style-name="Normale_20__28_Web_29_" style:list-style-name="L6">
      <style:paragraph-properties fo:margin-left="0cm" fo:margin-right="0.501cm" fo:line-height="200%" fo:text-indent="0cm" style:auto-text-indent="false"/>
    </style:style>
    <style:style style:name="P41" style:family="paragraph" style:parent-style-name="Footer">
      <style:paragraph-properties fo:text-align="center" style:justify-single-word="false"/>
    </style:style>
    <style:style style:name="P42" style:family="paragraph">
      <style:paragraph-properties fo:text-align="justify"/>
    </style:style>
    <style:style style:name="P43" style:family="paragraph">
      <style:paragraph-properties fo:margin-left="0cm" fo:margin-right="0cm" fo:text-align="start" fo:text-indent="0cm">
        <style:tab-stops/>
      </style:paragraph-properties>
    </style:style>
    <style:style style:name="P44" style:family="paragraph">
      <style:paragraph-properties style:writing-mode="lr-tb"/>
    </style:style>
    <style:style style:name="T1" style:family="text">
      <style:text-properties fo:font-size="11pt" fo:font-weight="bold" style:font-size-asian="11pt" style:font-weight-asian="bold"/>
    </style:style>
    <style:style style:name="T2" style:family="text">
      <style:text-properties fo:font-size="11pt" fo:font-weight="bold" style:font-size-asian="11pt" style:font-weight-asian="bold" style:font-weight-complex="bold"/>
    </style:style>
    <style:style style:name="T3" style:family="text">
      <style:text-properties fo:font-size="11pt" fo:font-weight="bold" style:font-size-asian="11pt" style:font-weight-asian="bold" style:font-size-complex="11pt" style:font-weight-complex="bold"/>
    </style:style>
    <style:style style:name="T4" style:family="text">
      <style:text-properties fo:font-size="11pt" fo:font-weight="bold" fo:background-color="#ffff00" style:font-size-asian="11pt" style:font-weight-asian="bold"/>
    </style:style>
    <style:style style:name="T5" style:family="text">
      <style:text-properties fo:font-size="11pt" style:font-size-asian="11pt"/>
    </style:style>
    <style:style style:name="T6" style:family="text">
      <style:text-properties fo:font-size="11pt" style:font-size-asian="11pt" style:font-weight-complex="bold"/>
    </style:style>
    <style:style style:name="T7" style:family="text">
      <style:text-properties fo:font-size="11pt" officeooo:rsid="0019209a" style:font-size-asian="11pt" style:font-weight-complex="bold"/>
    </style:style>
    <style:style style:name="T8" style:family="text">
      <style:text-properties fo:font-size="11pt" style:font-size-asian="11pt" style:font-size-complex="11pt"/>
    </style:style>
    <style:style style:name="T9" style:family="text">
      <style:text-properties fo:font-size="11pt" officeooo:rsid="0019209a" style:font-size-asian="11pt"/>
    </style:style>
    <style:style style:name="T10" style:family="text">
      <style:text-properties fo:font-size="11pt" fo:background-color="#ffff00" style:font-size-asian="11pt"/>
    </style:style>
    <style:style style:name="T11" style:family="text">
      <style:text-properties fo:font-size="11pt" fo:background-color="#ffff00" style:font-size-asian="11pt" style:font-weight-complex="bold"/>
    </style:style>
    <style:style style:name="T12" style:family="text">
      <style:text-properties fo:font-size="11pt" fo:background-color="#ffff00" style:font-size-asian="11pt" style:font-size-complex="11pt"/>
    </style:style>
    <style:style style:name="T13" style:family="text">
      <style:text-properties fo:font-size="11pt" style:text-underline-style="solid" style:text-underline-width="auto" style:text-underline-color="font-color" style:text-underline-mode="continuous" style:text-overline-mode="continuous" style:text-line-through-mode="continuous" style:font-size-asian="11pt"/>
    </style:style>
    <style:style style:name="T14" style:family="text">
      <style:text-properties fo:font-size="11pt" style:text-underline-style="solid" style:text-underline-width="auto" style:text-underline-color="font-color" fo:font-weight="bold" style:text-underline-mode="continuous" style:text-overline-mode="continuous" style:text-line-through-mode="continuous" fo:background-color="#ffff00" style:font-size-asian="11pt" style:font-weight-asian="bold" style:font-weight-complex="bold"/>
    </style:style>
    <style:style style:name="T15" style:family="text">
      <style:text-properties fo:font-size="11pt" style:text-underline-style="solid" style:text-underline-width="auto" style:text-underline-color="font-color" fo:font-weight="bold" style:text-underline-mode="continuous" style:text-overline-mode="continuous" style:text-line-through-mode="continuous" style:font-size-asian="11pt" style:font-weight-asian="bold"/>
    </style:style>
    <style:style style:name="T16" style:family="text">
      <style:text-properties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weight-complex="bold"/>
    </style:style>
    <style:style style:name="T17" style:family="text">
      <style:text-properties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18" style:family="text">
      <style:text-properties fo:font-size="11pt" fo:background-color="#00ff00" style:font-size-asian="11pt"/>
    </style:style>
    <style:style style:name="T19" style:family="text">
      <style:text-properties fo:font-size="11pt" fo:background-color="#00ff00" style:font-size-asian="11pt" style:font-size-complex="11pt"/>
    </style:style>
    <style:style style:name="T20" style:family="text">
      <style:text-properties fo:font-size="11pt" fo:font-style="italic" fo:background-color="#ffff00" style:font-size-asian="11pt" style:font-style-asian="italic"/>
    </style:style>
    <style:style style:name="T21" style:family="text">
      <style:text-properties fo:font-size="11pt" fo:font-style="italic" fo:background-color="#ffff00" style:font-size-asian="11pt" style:font-style-asian="italic" style:font-size-complex="11pt" style:font-style-complex="italic"/>
    </style:style>
    <style:style style:name="T22" style:family="text">
      <style:text-properties fo:color="#000000" fo:font-size="11pt" style:font-size-asian="11pt" style:font-size-complex="11pt"/>
    </style:style>
    <style:style style:name="T23" style:family="text">
      <style:text-properties fo:color="#000000" fo:font-size="11pt" fo:background-color="#ffff00" style:font-size-asian="11pt" style:font-size-complex="11pt"/>
    </style:style>
    <style:style style:name="T24" style:family="text">
      <style:text-properties fo:color="#ff6600" fo:font-size="11pt" style:font-size-asian="11pt" style:font-size-complex="11pt"/>
    </style:style>
    <style:style style:name="T25" style:family="text">
      <style:text-properties fo:font-size="12pt" style:font-size-asian="12pt" style:font-size-complex="12pt"/>
    </style:style>
    <style:style style:name="T26" style:family="text">
      <style:text-properties officeooo:rsid="0019209a"/>
    </style:style>
    <style:style style:name="T27" style:family="text"/>
    <style:style style:name="T28" style:family="text">
      <style:text-properties style:font-name="Arial" fo:font-size="22pt" fo:font-weight="bold" style:font-size-asian="22pt" style:font-weight-asian="bold"/>
    </style:style>
    <style:style style:name="T29" style:family="text">
      <style:text-properties fo:font-size="16pt" fo:font-style="italic" style:font-size-asian="16pt" style:font-style-asian="italic"/>
    </style:style>
    <style:style style:name="T30" style:family="text">
      <style:text-properties fo:font-size="14pt" fo:font-style="italic" fo:font-weight="normal" style:font-size-asian="14pt" style:font-style-asian="italic" style:font-weight-asian="normal" style:font-size-complex="14pt"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74pt solid #000000" style:writing-mode="lr-tb">
        <style:background-image/>
      </style:graphic-properties>
    </style:style>
    <style:style style:name="fr2" style:family="graphic" style:parent-style-name="OLE">
      <style:graphic-properties style:vertical-pos="top" style:vertical-rel="baseline" draw:ole-draw-aspect="1" draw:visible-area-top="0cm" draw:visible-area-width="5cm" draw:visible-area-height="5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WW_5f_CharLFO16LVL1" text:bullet-char="">
        <style:list-level-properties text:space-before="1.136cm" text:min-label-width="0.635cm"/>
        <style:text-properties style:font-name="Symbol"/>
      </text:list-level-style-bullet>
      <text:list-level-style-bullet text:level="2" text:style-name="WW_5f_CharLFO16LVL2" text:bullet-char="o">
        <style:list-level-properties text:space-before="2.406cm" text:min-label-width="0.635cm"/>
        <style:text-properties style:font-name="Courier New"/>
      </text:list-level-style-bullet>
      <text:list-level-style-bullet text:level="3" text:style-name="WW_5f_CharLFO16LVL3" text:bullet-char="">
        <style:list-level-properties text:space-before="3.676cm" text:min-label-width="0.635cm"/>
        <style:text-properties style:font-name="Wingdings"/>
      </text:list-level-style-bullet>
      <text:list-level-style-bullet text:level="4" text:style-name="WW_5f_CharLFO16LVL4" text:bullet-char="">
        <style:list-level-properties text:space-before="4.946cm" text:min-label-width="0.635cm"/>
        <style:text-properties style:font-name="Symbol"/>
      </text:list-level-style-bullet>
      <text:list-level-style-bullet text:level="5" text:style-name="WW_5f_CharLFO16LVL5" text:bullet-char="o">
        <style:list-level-properties text:space-before="6.216cm" text:min-label-width="0.635cm"/>
        <style:text-properties style:font-name="Courier New"/>
      </text:list-level-style-bullet>
      <text:list-level-style-bullet text:level="6" text:style-name="WW_5f_CharLFO16LVL6" text:bullet-char="">
        <style:list-level-properties text:space-before="7.486cm" text:min-label-width="0.635cm"/>
        <style:text-properties style:font-name="Wingdings"/>
      </text:list-level-style-bullet>
      <text:list-level-style-bullet text:level="7" text:style-name="WW_5f_CharLFO16LVL7" text:bullet-char="">
        <style:list-level-properties text:space-before="8.756cm" text:min-label-width="0.635cm"/>
        <style:text-properties style:font-name="Symbol"/>
      </text:list-level-style-bullet>
      <text:list-level-style-bullet text:level="8" text:style-name="WW_5f_CharLFO16LVL8" text:bullet-char="o">
        <style:list-level-properties text:space-before="10.026cm" text:min-label-width="0.635cm"/>
        <style:text-properties style:font-name="Courier New"/>
      </text:list-level-style-bullet>
      <text:list-level-style-bullet text:level="9" text:style-name="WW_5f_CharLFO16LVL9" text:bullet-char="">
        <style:list-level-properties text:space-before="11.29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space-before="1.302cm"/>
      </text:list-level-style-number>
      <text:list-level-style-number text:level="2" style:num-suffix="." style:num-format="a" style:num-letter-sync="true">
        <style:list-level-properties text:space-before="2.205cm" text:min-label-width="0.635cm"/>
      </text:list-level-style-number>
      <text:list-level-style-number text:level="3" style:num-suffix="." style:num-format="i">
        <style:list-level-properties text:space-before="3.792cm" text:min-label-width="0.318cm" fo:text-align="end"/>
      </text:list-level-style-number>
      <text:list-level-style-number text:level="4" style:num-suffix="." style:num-format="1">
        <style:list-level-properties text:space-before="4.745cm" text:min-label-width="0.635cm"/>
      </text:list-level-style-number>
      <text:list-level-style-number text:level="5" style:num-suffix="." style:num-format="a" style:num-letter-sync="true">
        <style:list-level-properties text:space-before="6.015cm" text:min-label-width="0.635cm"/>
      </text:list-level-style-number>
      <text:list-level-style-number text:level="6" style:num-suffix="." style:num-format="i">
        <style:list-level-properties text:space-before="7.602cm" text:min-label-width="0.318cm" fo:text-align="end"/>
      </text:list-level-style-number>
      <text:list-level-style-number text:level="7" style:num-suffix="." style:num-format="1">
        <style:list-level-properties text:space-before="8.555cm" text:min-label-width="0.635cm"/>
      </text:list-level-style-number>
      <text:list-level-style-number text:level="8" style:num-suffix="." style:num-format="a" style:num-letter-sync="true">
        <style:list-level-properties text:space-before="9.825cm" text:min-label-width="0.635cm"/>
      </text:list-level-style-number>
      <text:list-level-style-number text:level="9" style:num-suffix="." style:num-format="i">
        <style:list-level-properties text:space-before="11.412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vertical-align="top" draw:auto-grow-height="false" draw:auto-grow-width="false" fo:min-height="8.343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Prot. n. ________</text:p>
      <text:p text:style-name="P6"><text:span text:style-name="Car._20_predefinito_20_paragrafo"><text:span text:style-name="T1">Accertamento di conformità ai </text:span></text:span><text:span text:style-name="Car._20_predefinito_20_paragrafo"><text:span text:style-name="T2"><text:s/>sensi dell’art. 43 della L.R. 6 giugno 2008 n. 16 e s.m.i. </text:span></text:span></text:p>
      <text:p text:style-name="P8">Oggetto: [oggetto] <text:s/>immobile sito in [ubicazione]</text:p>
      <text:p text:style-name="P6"><text:span text:style-name="Car._20_predefinito_20_paragrafo"><text:span text:style-name="T1">Richiedenti:</text:span></text:span><text:span text:style-name="Car._20_predefinito_20_paragrafo"><text:span text:style-name="T5"> </text:span></text:span><text:span text:style-name="Car._20_predefinito_20_paragrafo"><text:span text:style-name="T1">[elenco_richiedenti]</text:span></text:span></text:p>
      <text:p text:style-name="P9">IL DIRIGENTE</text:p>
      <text:p text:style-name="P6"><text:span text:style-name="Car._20_predefinito_20_paragrafo"><text:span text:style-name="T1">Premesso:</text:span></text:span></text:p>
      <text:p text:style-name="P6"><text:span text:style-name="Car._20_predefinito_20_paragrafo"><text:span text:style-name="T5">- che il sig. [elenco_richiedenti] presentava, ai sensi dell’art. </text:span></text:span><text:span text:style-name="Car._20_predefinito_20_paragrafo"><text:span text:style-name="T6">43 della L.R. 6 giugno 2008 n. 16 e s.m.i. e dell’art. 37 </text:span></text:span><text:span text:style-name="Car._20_predefinito_20_paragrafo"><text:span text:style-name="T11">(raramente art. 36 verificare)</text:span></text:span><text:span text:style-name="Car._20_predefinito_20_paragrafo"><text:span text:style-name="T6"> del D.P.R. 6 giugno 2001, n° 380 e s.m.i., </text:span></text:span><text:span text:style-name="Car._20_predefinito_20_paragrafo"><text:span text:style-name="T5">istanza di accertamento di conformità per interventi eseguiti in assenza della DIA obbligatoria consistenti in [oggetto] relativamente all’immobile sito in Savona, [ubicazione] censiti al NCT/NCEU di Savona, al [elenco_ct];</text:span></text:span></text:p>
      <text:p text:style-name="P11">- che detta istanza del [onload.data_presentazione] veniva recepita in atti il [onload.data_presentazione] al protocollo n° [protocollo] del [data_protocollo];</text:p>
      <text:p text:style-name="P10">Considerato che l’intervento in oggetto riguarda un immobile/un area <text:s/>compreso in:</text:p>
      <text:p text:style-name="P6"><text:span text:style-name="Car._20_predefinito_20_paragrafo"><text:span text:style-name="T6">- </text:span></text:span><text:span text:style-name="Car._20_predefinito_20_paragrafo"><text:span text:style-name="T7">[zona_piano_6]</text:span></text:span><text:span text:style-name="Car._20_predefinito_20_paragrafo"><text:span text:style-name="T6"> sub-ambito </text:span></text:span><text:span text:style-name="Car._20_predefinito_20_paragrafo"><text:span text:style-name="T7">[zone_piano_7]</text:span></text:span><text:span text:style-name="Car._20_predefinito_20_paragrafo"><text:span text:style-name="T6"> del </text:span></text:span><text:span text:style-name="Car._20_predefinito_20_paragrafo"><text:span text:style-name="T5">Piano Urbanistico Comunale (PUC) vigente;</text:span></text:span></text:p>
      <text:p text:style-name="P12">- ambito assoggettato dal Piano territoriale di coordinamento paesistico, approvato con deliberazione del Consiglio Regionale n° 6 del 26 febbraio 1990, ai seguenti regimi :</text:p>
      <table:table table:name="Tabella3" table:style-name="Tabella3">
        <table:table-column table:style-name="Tabella3.A"/>
        <table:table-column table:style-name="Tabella3.B"/>
        <table:table-row>
          <table:table-cell table:style-name="Tabella3.A1" office:value-type="string">
            <text:p text:style-name="P17">Assetto Geomorfologico </text:p>
          </table:table-cell>
          <table:table-cell table:style-name="Tabella3.A1" office:value-type="string">
            <text:p text:style-name="P38">[zone_piano_3]</text:p>
          </table:table-cell>
        </table:table-row>
        <table:table-row>
          <table:table-cell table:style-name="Tabella3.A1" office:value-type="string">
            <text:p text:style-name="P17">Assetto Insediativo</text:p>
          </table:table-cell>
          <table:table-cell table:style-name="Tabella3.A1" office:value-type="string">
            <text:p text:style-name="P38">[zona_piano_4]</text:p>
          </table:table-cell>
        </table:table-row>
        <table:table-row>
          <table:table-cell table:style-name="Tabella3.A1" office:value-type="string">
            <text:p text:style-name="P17">Assetto Vegetazionale</text:p>
          </table:table-cell>
          <table:table-cell table:style-name="Tabella3.A1" office:value-type="string">
            <text:p text:style-name="P38">[zone_piano_5]</text:p>
          </table:table-cell>
        </table:table-row>
      </table:table>
      <text:p text:style-name="P11"/>
      <text:p text:style-name="P11">- ambito assoggettato (o non assoggettato a specifica disciplina) dal Piano territoriale di coordinamento dell’Area centrale ligure, approvato con deliberazione del Consiglio regionale dell’11 febbraio 1997 n° 14, al regime *;</text:p>
      <text:p text:style-name="P11"><text:soft-page-break/>- ambito dello Strumento urbanistico attuativo della zona * , approvato con * , ambito per il quale è prevista la seguente disciplina: * ;</text:p>
      <text:p text:style-name="P6"><text:span text:style-name="Car._20_predefinito_20_paragrafo"><text:span text:style-name="T5">????????????? </text:span></text:span><text:span text:style-name="Car._20_predefinito_20_paragrafo"><text:span text:style-name="T13">(da mettere solo in caso di vincolo paesaggistico)</text:span></text:span><text:span text:style-name="Car._20_predefinito_20_paragrafo"><text:span text:style-name="T5"> - zona sottoposta a vincolo paesaggistico ai sensi dell’art. 142 del D.Lgs. 22 gennaio 2004, n. 42 (specificare tipo di vincolo ambientale);</text:span></text:span></text:p>
      <text:p text:style-name="P6"><text:span text:style-name="Car._20_predefinito_20_paragrafo"><text:span text:style-name="T5">????????????? </text:span></text:span><text:span text:style-name="Car._20_predefinito_20_paragrafo"><text:span text:style-name="T13">(da mettere solo in caso di vincolo architettonico)</text:span></text:span><text:span text:style-name="Car._20_predefinito_20_paragrafo"><text:span text:style-name="T5"> - immobile sottoposto a vincolo architettonico <text:s/>ai sensi della parte II titolo I del D.Lgs. 22 gennaio 2004, n. 42;</text:span></text:span></text:p>
      <text:p text:style-name="P6"><text:span text:style-name="Car._20_predefinito_20_paragrafo"><text:span text:style-name="T5">????????????? (</text:span></text:span><text:span text:style-name="Car._20_predefinito_20_paragrafo"><text:span text:style-name="T13">da mettere solo in caso di vincolo idrogeologico) </text:span></text:span><text:span text:style-name="Car._20_predefinito_20_paragrafo"><text:span text:style-name="T5">area sottoposte a vincolo idrogeologico, ai sensi della L.R. n. 4 del 22.1.1999;</text:span></text:span></text:p>
      <text:p text:style-name="P11">?????????????? (vedere piani di bacino) - zona ricompresa nella fascia di inondabilità di tipo (A - B - C - storicamente inondata non indagata) - di cui all’art. 12, comma 2, lettera a, <text:s/>delle N.d.A dei vigenti Piani di Bacino;.</text:p>
      <text:p text:style-name="P11">?????????????? (vedere piani di bacino) - zona ricompresa nella area a suscettività al dissesto ( molto elevata - elevata - media - bassa - molto bassa <text:s/>- di cui all’art. 12, comma 2, lettera b, delle N.d.A dei vigenti Piani di Bacino;.</text:p>
      <text:p text:style-name="P11">?????????????? (in caso di area di proprietà del demanio marittimo) - area ricadente entro l'ambito demaniale marittimo e ricompresa nella fascia di rispetto ex art. 55 del Codice di Navigazione.</text:p>
      <text:p text:style-name="P16">?????????????? - area ricompresa nella fascia di rispetto ex art. 55 del Codice di Navigazione.</text:p>
      <text:p text:style-name="P11">?????????????? - zona di salvaguardia posta in prossimità della linea doganale e nel mare territoriale, ai sensi e per gli effetti dell’articolo 19 del decreto legislativo 8 novembre 1990, n. 374 </text:p>
      <text:p text:style-name="P16">?????????????? - zona ……….</text:p>
      <text:p text:style-name="P6"><text:span text:style-name="Car._20_predefinito_20_paragrafo"><text:span text:style-name="T1">Visti:</text:span></text:span></text:p>
      <text:p text:style-name="P6"><text:soft-page-break/><text:span text:style-name="Car._20_predefinito_20_paragrafo"><text:span text:style-name="T5">- la documentazione in ordine alla proprietà/disponibilità degli immobili interessati alla esecuzione delle opere, recepita agli atti il </text:span></text:span>[onload.data_presentazione]<text:span text:style-name="Car._20_predefinito_20_paragrafo"><text:span text:style-name="T5"> al protocollo n° </text:span></text:span>[protocollo]<text:span text:style-name="Car._20_predefinito_20_paragrafo"><text:span text:style-name="T5"> del </text:span></text:span>[data_protocollo]<text:span text:style-name="Car._20_predefinito_20_paragrafo"><text:span text:style-name="T5">;</text:span></text:span></text:p>
      <text:p text:style-name="P6"><text:span text:style-name="Car._20_predefinito_20_paragrafo"><text:span text:style-name="T5">- gli elaborati di progetto delle opere, comprendenti relazione tecnica e n° * tavol* grafiche a firma del </text:span></text:span>[elenco_progettisti]<text:span text:style-name="Car._20_predefinito_20_paragrafo"><text:span text:style-name="T5"> iscritto all'Ordine/Collegio * della provincia di * recepiti in atti il </text:span></text:span>[onload.data_presentazione]<text:span text:style-name="Car._20_predefinito_20_paragrafo"><text:span text:style-name="T5"> al protocollo n° </text:span></text:span>[protocollo]<text:span text:style-name="Car._20_predefinito_20_paragrafo"><text:span text:style-name="T5"> del </text:span></text:span>[data_protocollo]<text:span text:style-name="Car._20_predefinito_20_paragrafo"><text:span text:style-name="T5">;</text:span></text:span></text:p>
      <text:p text:style-name="P18">- il provvedimento n.* del* e gli elaborati ad esso allegati avente per oggetto******** i cui termini ad oggi sono scaduti in quanto*****;</text:p>
      <text:p text:style-name="P6"><text:span text:style-name="Car._20_predefinito_20_paragrafo"><text:span text:style-name="T5">- </text:span></text:span><text:span text:style-name="Car._20_predefinito_20_paragrafo"><text:span text:style-name="T10">il progetto degli impianti di cui </text:span></text:span><text:span text:style-name="Car._20_predefinito_20_paragrafo"><text:span text:style-name="T22">all'art. 5 del D.M 22.1.2008 n. 37 redatto </text:span></text:span><text:span text:style-name="Car._20_predefinito_20_paragrafo"><text:span text:style-name="T5">da </text:span></text:span>[elenco_progettisti]<text:span text:style-name="Car._20_predefinito_20_paragrafo"><text:span text:style-name="T5"> iscritto all'Ordine/Collegio * della provincia di * recepito in atti il </text:span></text:span>[onload.data_presentazione]<text:span text:style-name="Car._20_predefinito_20_paragrafo"><text:span text:style-name="T5"> al protocollo n° </text:span></text:span>[protocollo]<text:span text:style-name="Car._20_predefinito_20_paragrafo"><text:span text:style-name="T5"> del </text:span></text:span>[data_protocollo]<text:span text:style-name="Car._20_predefinito_20_paragrafo"><text:span text:style-name="T5">;</text:span></text:span></text:p>
      <text:p text:style-name="P6"><text:span text:style-name="Car._20_predefinito_20_paragrafo"><text:span text:style-name="T5">- </text:span></text:span>«PARERI»</text:p>
      <text:p text:style-name="P6"><text:span text:style-name="Car._20_predefinito_20_paragrafo"><text:span text:style-name="T18">- il parere * espresso dall’Azienda Sanitaria Locale n. 2 del <text:s/>Savonese - Ufficio Igiene Pubblica con nota n° * in data * recepito agli atti al prot. n. * in data *, contenente le seguenti prescrizioni: *;</text:span></text:span></text:p>
      <text:p text:style-name="P14">con dpr 380</text:p>
      <text:p text:style-name="P6"><text:span text:style-name="Car._20_predefinito_20_paragrafo"><text:span text:style-name="T20">(oppure)</text:span></text:span><text:span text:style-name="Car._20_predefinito_20_paragrafo"><text:span text:style-name="T10">- l'autocertificazione di conformità dell’intervento alle norme igienico-sanitarie ai sensi dell’art. 20 comma 1 del D.P.R. 380/01 e s.m.i. a firma del </text:span></text:span>[elenco_progettisti]<text:span text:style-name="Car._20_predefinito_20_paragrafo"><text:span text:style-name="T10"> sopraccitato;</text:span></text:span></text:p>
      <text:p text:style-name="P19">con l. 16/08</text:p>
      <text:p text:style-name="P21"><text:span text:style-name="Car._20_predefinito_20_paragrafo"><text:span text:style-name="T21">(oppureLEGGE 16 VECCHIA )</text:span></text:span><text:span text:style-name="Car._20_predefinito_20_paragrafo"><text:span text:style-name="T12">- l'attestazione sulla conformità dell’intervento alle norme di sicurezza ed igienico-sanitarie nonché a tutte le disposizioni applicabili per l’esecuzione delle opere redatta dal [elenco_progettisti] ai sensi dell’art. 31 comma 2 della Legge Regionale 6 Giugno 2008 n. 16 e s.m.i.;</text:span></text:span></text:p>
      <text:p text:style-name="P21"><text:span text:style-name="Car._20_predefinito_20_paragrafo"><text:span text:style-name="T21"><text:s/>(oppure LEGGE 16 NUOVA)</text:span></text:span><text:span text:style-name="Car._20_predefinito_20_paragrafo"><text:span text:style-name="T12">- l'attestazione sulla conformità dell’intervento alle norme igienico-sanitarie di efficienza energetica,antisismiche e di sicurezza nonché a tutte le altre </text:span></text:span><text:soft-page-break/><text:span text:style-name="Car._20_predefinito_20_paragrafo"><text:span text:style-name="T12">disposizioni aventi incidenza sull’attività edilizia redatta dal [elenco_progettisti] ai sensi dell’art. 31 comma 2 lettera b) della Legge Regionale 6 Giugno 2008 n. 16 e s.m.i.;</text:span></text:span></text:p>
      <text:p text:style-name="P15">- il parere * espresso dal Settore Qualità e Dotazioni Urbane in data * contenente le seguenti prescrizioni: *</text:p>
      <text:p text:style-name="P6"><text:span text:style-name="Car._20_predefinito_20_paragrafo"><text:span text:style-name="T18">- il parere * espresso dal Comando di Polizia Municipale in data * contenente le seguenti prescrizioni: *</text:span></text:span></text:p>
      <text:p text:style-name="P6"><text:span text:style-name="Car._20_predefinito_20_paragrafo"><text:span text:style-name="T18">- l’autorizzazione rilasciata dalla Soprintendenza per i Beni Architettonici e per il Paesaggio della Liguria </text:span></text:span><text:span text:style-name="Car._20_predefinito_20_paragrafo"><text:span text:style-name="T5">ai sensi dell’art. del D.Lgs. 22 gennaio 2004, n. 42;</text:span></text:span><text:span text:style-name="Car._20_predefinito_20_paragrafo"><text:span text:style-name="T18">con nota n.* del * , recepita agli atti al prot. n. * in data *;</text:span></text:span></text:p>
      <text:p text:style-name="P6"><text:span text:style-name="Car._20_predefinito_20_paragrafo"><text:span text:style-name="T5">- il parere </text:span></text:span><text:span text:style-name="Car._20_predefinito_20_paragrafo"><text:span text:style-name="T9">[testo_ce] </text:span></text:span><text:span text:style-name="Car._20_predefinito_20_paragrafo"><text:span text:style-name="T5">espresso dalla <text:s/>nella seduta del [data_rilascio_ce]: [prescrizioni_ce]</text:span></text:span></text:p>
      <text:p text:style-name="P15">- il parere preventivo rilasciato dal Comando Provinciale dei Vigili del Fuoco di Savona con nota n.* del *, recepito agli atti al prot. n. * in data *;</text:p>
      <text:p text:style-name="P6"><text:span text:style-name="Car._20_predefinito_20_paragrafo"><text:span text:style-name="T18">- il parere / autorizzazione rilasciato da * <text:s/>(caso di altri enti o uffici competenti);</text:span></text:span></text:p>
      <text:p text:style-name="P6"><text:span text:style-name="Car._20_predefinito_20_paragrafo"><text:span text:style-name="T18">- l'autorizzazione n° * del * per movimento terreno in zona vincolata idrogeologicamente, rilasciata dal Settore Qualità e Dotazioni Urbane – Servizio Ambiente ai sensi della Legge Regionale 22 gennaio 1999 n. 4</text:span></text:span><text:span text:style-name="Car._20_predefinito_20_paragrafo"><text:span text:style-name="T5">;</text:span></text:span></text:p>
      <text:p text:style-name="P6"><text:span text:style-name="Car._20_predefinito_20_paragrafo"><text:span text:style-name="T18">- l’autorizzazione dell’Agenzia delle Dogane ai sensi e per gli effetti dell’articolo 19 del decreto legislativo 8 novembre 1990, n. 374 recepita agli atti del Comune il * prot. n° * del *;</text:span></text:span></text:p>
      <text:p text:style-name="P6"><text:span text:style-name="Car._20_predefinito_20_paragrafo"><text:span text:style-name="T18">- l’autorizzazione dell’Autorità Portuale ai sensi e per gli effetti dell’articolo 55 del codice della navigazione (oppure quale Ente gestore del Demanio Marittimo) recepita agli atti del Comune il * prot. n° * del *;</text:span></text:span></text:p>
      <text:p text:style-name="P15">- l’autorizzazione, ai sensi del D.P.R. dell’11/07/80 n. 753, rilasciata dalle Ferrovie dello Stato S.p.A. in data * e pervenuta agli atti in data * al protocollo n° * del *;</text:p>
      <text:p text:style-name="P6"><text:span text:style-name="Car._20_predefinito_20_paragrafo"><text:span text:style-name="T18">- il parere favorevole espresso dalla Provincia di Savona ai sensi dell’art. **** (art.15 rischio inondazione - art. 16 dissesto - art. 8 corsi non indagati e altri casi) della Normativa del Piano di Bacino approvato in data 28.10.2002 con DC.P, n. 43 pervenuto in data * al protocollo n° * del *;</text:span></text:span></text:p>
      <text:p text:style-name="P11"><text:soft-page-break/>- i vigenti piani territoriali di livello sovracomunale;</text:p>
      <text:p text:style-name="P6"><text:span text:style-name="Car._20_predefinito_20_paragrafo"><text:span text:style-name="T5">- lo strumento urbanistico comunale e </text:span></text:span><text:span text:style-name="Car._20_predefinito_20_paragrafo"><text:span text:style-name="T6">il regolamento edilizio </text:span></text:span><text:span text:style-name="Car._20_predefinito_20_paragrafo"><text:span text:style-name="T5">vigenti; </text:span></text:span></text:p>
      <text:p text:style-name="P13">- le vigenti leggi statali e <text:s/>regionali.</text:p>
      <text:p text:style-name="P6"><text:span text:style-name="Car._20_predefinito_20_paragrafo"><text:span text:style-name="T1">Visti altresì</text:span></text:span><text:span text:style-name="Car._20_predefinito_20_paragrafo"><text:span text:style-name="T5"> </text:span></text:span></text:p>
      <text:p text:style-name="P6"><text:span text:style-name="Car._20_predefinito_20_paragrafo"><text:span text:style-name="T5">- la ulteriore documentazione prodotta dal Signor </text:span></text:span>[elenco_richiedenti]<text:span text:style-name="Car._20_predefinito_20_paragrafo"><text:span text:style-name="T5"> a richiesta del Comune e recepita in atti al n° di protocollo * in data *;</text:span></text:span></text:p>
      <text:p text:style-name="P11">- gli elaborati di progetto ad integrazione ed in parziale-totale sostituzione di quelli precedentemente prodotti, comprendenti n° * tavol* grafic* e * a firma del medesimo tecnico e recepiti in atti al n° di protocollo * in data *;</text:p>
      <text:p text:style-name="P21"><text:span text:style-name="Car._20_predefinito_20_paragrafo"><text:span text:style-name="T12">- il progetto dell'impianto termico di cui all'art. 28 della L.10/91 e successivi D. Lgs.vo 192/05  e D. Lgs.vo 311/06 attestante la rispondenza alle prescrizioni in materia di contenimento del consumo energetico degli edifici pervenuto in data              al prot. n°           in pari data;</text:span></text:span><text:span text:style-name="Car._20_predefinito_20_paragrafo"><text:span text:style-name="T8"> </text:span></text:span></text:p>
      <text:p text:style-name="P21"><text:span text:style-name="Car._20_predefinito_20_paragrafo"><text:span text:style-name="T12">- il progetto dell'impianto termico di cui all'art. 28 della L.10/91 e successivi </text:span></text:span><text:span text:style-name="Car._20_predefinito_20_paragrafo"><text:span text:style-name="T10">Dlgs n° 192 del 19.02.2005 (integrato e modificato dal Dlgs n° 311 del 29.12.2006), dalla Legge Regionale 22 del 29.05.2007 e relativo Regolamento di attuazione emanato con provvedimento del Presidente della Giunta regionale n° </text:span></text:span><text:span text:style-name="Car._20_predefinito_20_paragrafo"><text:span text:style-name="T12">1 in data 22.1.2009 </text:span></text:span><text:span text:style-name="Car._20_predefinito_20_paragrafo"><text:span text:style-name="T10">e dall’art. 54 del vigente Regolamento Edilizio</text:span></text:span><text:span text:style-name="Car._20_predefinito_20_paragrafo"><text:span text:style-name="T5">,</text:span></text:span></text:p>
      <text:p text:style-name="P21"><text:span text:style-name="Car._20_predefinito_20_paragrafo"><text:span text:style-name="T12"><text:s/>attestante la rispondenza alle prescrizioni in materia di contenimento del consumo energetico degli edifici pervenuto in data              al prot. n°           in pari data;</text:span></text:span><text:span text:style-name="Car._20_predefinito_20_paragrafo"><text:span text:style-name="T8"> </text:span></text:span></text:p>
      <text:p text:style-name="P11">- l’indagine geologico - tecnica a firma del dott. geol. *, iscritto all’Ordine Regionale dei Geologi della Liguria ; indagine recepita in atti in data * al prot. n°* del * e composta dei seguenti elaborati ****;</text:p>
      <text:p text:style-name="P6"><text:span text:style-name="Car._20_predefinito_20_paragrafo"><text:span text:style-name="T18">?????????? se in sanatoria sarà da richiedere x il passato ??????- la dichiarazione sostitutiva dell'atto di notorietà sottoscritta in data ***** dal sig. ************, relativa al non riutilizzo di terre e rocce da scavo derivanti dall'intervento ed al conferimento in disc arica attenendosi alle vigenti normaive in materia;</text:span></text:span></text:p>
      <text:p text:style-name="P23">IN CASO DI AUTORIMESSA PERTINENZIALE</text:p>
      <text:p text:style-name="P11"><text:soft-page-break/>- l’atto unilaterale d’obbligo rogato in data * dal notaio *, n° di rep. * in data * registrato a * e trascritto a * il *, Reg. Part. *, Reg. Ord. * con il quale <text:s/>è stato costituito vincolo pertinenziale del locale autorimessa al fabbricato * a sensi dell’art. 9 della legge 24/3/1989 n. 122;</text:p>
      <text:p text:style-name="P6"><text:span text:style-name="Car._20_predefinito_20_paragrafo"><text:span text:style-name="T1">Considerato inoltre</text:span></text:span></text:p>
      <text:p text:style-name="P6"><text:span text:style-name="Car._20_predefinito_20_paragrafo"><text:span text:style-name="T6">- che dall’asseverazione di documentazione e di conformità dell’intervento sotto il profilo urbanistico e paesaggistico, a firma del progettista <text:s/></text:span></text:span>[elenco_progettisti]<text:span text:style-name="Car._20_predefinito_20_paragrafo"><text:span text:style-name="T6">, recepita in atti </text:span></text:span><text:span text:style-name="Car._20_predefinito_20_paragrafo"><text:span text:style-name="T5">al protocollo </text:span></text:span>[protocollo]<text:span text:style-name="Car._20_predefinito_20_paragrafo"><text:span text:style-name="T5"> del </text:span></text:span>[data_protocollo]<text:span text:style-name="Car._20_predefinito_20_paragrafo"><text:span text:style-name="T5"> </text:span></text:span><text:span text:style-name="Car._20_predefinito_20_paragrafo"><text:span text:style-name="T6">allegata al presente provvedimento, risulta che:</text:span></text:span></text:p>
      <text:list xml:id="list6558012179326523672" text:style-name="L5">
        <text:list-item>
          <text:p text:style-name="P36"><text:span text:style-name="Car._20_predefinito_20_paragrafo"><text:span text:style-name="T6">l’area interessata dalle opere previste in progetto, non sono assoggettate a vincolo paesaggistico;</text:span></text:span></text:p>
        </text:list-item>
        <text:list-item>
          <text:p text:style-name="P36"><text:span text:style-name="Car._20_predefinito_20_paragrafo"><text:span text:style-name="T6">non sono applicabili le limitazioni di cui all’art.46 della L.R. 22/01/1999 n°4 e dell’art. 10 della L. 21/11/2000 n° 353, relativa ad aree percorse da incendi.</text:span></text:span></text:p>
        </text:list-item>
      </text:list>
      <text:p text:style-name="P6"><text:span text:style-name="Car._20_predefinito_20_paragrafo"><text:span text:style-name="T1">Visto in particolare </text:span></text:span><text:span text:style-name="Car._20_predefinito_20_paragrafo"><text:span text:style-name="T2">l’art. 43 della L.R. 6 giugno 2008 n. 16</text:span></text:span><text:span text:style-name="Car._20_predefinito_20_paragrafo"><text:span text:style-name="T1"> e l’art. 37 </text:span></text:span><text:span text:style-name="Car._20_predefinito_20_paragrafo"><text:span text:style-name="T4">(o 36)</text:span></text:span><text:span text:style-name="Car._20_predefinito_20_paragrafo"><text:span text:style-name="T1"> del </text:span></text:span><text:span text:style-name="Car._20_predefinito_20_paragrafo"><text:span text:style-name="T2">D.P.R. 6 giugno 2001, n° 380 e s.m.i.</text:span></text:span></text:p>
      <text:p text:style-name="P27"><text:span text:style-name="Car._20_predefinito_20_paragrafo"><text:span text:style-name="T8">- che per l'accertamento di conformità delle opere in sanatoria, la normativa di riferimento è la seguente: </text:span></text:span><text:span text:style-name="Car._20_predefinito_20_paragrafo"><text:span text:style-name="T19">da vedere caso x caso </text:span></text:span></text:p>
      <text:list xml:id="list8655389796348072980" text:style-name="L6">
        <text:list-item>
          <text:p text:style-name="P40"><text:span text:style-name="Car._20_predefinito_20_paragrafo"><text:span text:style-name="T23">al momento della realizzazione dell'intervento: P.R.I.S /P.R.I.S variante 90/ progetto preliminare del PUC adottato in regime di salvaguardia/ PUC vigente; </text:span></text:span></text:p>
        </text:list-item>
        <text:list-item>
          <text:p text:style-name="P40"><text:span text:style-name="Car._20_predefinito_20_paragrafo"><text:span text:style-name="T12">al momento della presentazione della domanda: </text:span></text:span><text:span text:style-name="Car._20_predefinito_20_paragrafo"><text:span text:style-name="T23">P.R.I.S variante 90 (vigente al momento della presentazione dell’istanza) </text:span></text:span><text:span text:style-name="Car._20_predefinito_20_paragrafo"><text:span text:style-name="T12">e PUC vigente;</text:span></text:span></text:p>
        </text:list-item>
      </text:list>
      <text:p text:style-name="P6"><text:span text:style-name="Car._20_predefinito_20_paragrafo"><text:span text:style-name="T5">- che le opere in sanatoria hanno i requisiti di conformità con gli strumenti urbanistici di cui ai punti 1 e 2 precedenti, previsti </text:span></text:span><text:span text:style-name="Car._20_predefinito_20_paragrafo"><text:span text:style-name="T10">dall'art. 4</text:span></text:span><text:span text:style-name="Car._20_predefinito_20_paragrafo"><text:span text:style-name="T5">3 comma 4 della L.R. 16/08 e s.m.i.;</text:span></text:span></text:p>
      <text:p text:style-name="P7"><text:span text:style-name="Car._20_predefinito_20_paragrafo"><text:span text:style-name="T18">- che le opere ancora da realizzare non sono in contrasto con il PUC vigente (in caso di opere ancora da realizzare)</text:span></text:span></text:p>
      <text:p text:style-name="P6"><text:span text:style-name="Car._20_predefinito_20_paragrafo"><text:span text:style-name="T1">Ritenuto:</text:span></text:span></text:p>
      <text:p text:style-name="P11">- che la procedura seguita è regolare ed i relativi atti non danno luogo a sostanziali rilievi;</text:p>
      <text:p text:style-name="P6"><text:span text:style-name="Car._20_predefinito_20_paragrafo"><text:span text:style-name="T2">Precisato</text:span></text:span><text:span text:style-name="Car._20_predefinito_20_paragrafo"><text:span text:style-name="T5">:</text:span></text:span></text:p>
      <text:p text:style-name="P11"><text:soft-page-break/>- che le norme del regolamento edilizio applicabili a tutti gli aspetti ed adempimenti derivanti dal presente provvedimento e comunque a termini di legge si intendono qui espressamente richiamate.</text:p>
      <text:p text:style-name="P10">Dato atto che:</text:p>
      <text:p text:style-name="P11">- in data …………., relativamente alle opere oggetto del presente provvedimento, a seguito di accertamento di compatibilità paesaggistica, è stata rilasciata l'autorizzazione paesaggistica in sanatoria n. ………ai sensi degli articoli 146 comma 4, 167 comma 4 e 5 e 181 del D.Lgs 22.01.2004 n. 42</text:p>
      <text:p text:style-name="P6"><text:span text:style-name="Car._20_predefinito_20_paragrafo"><text:span text:style-name="T1">Considerato inoltre</text:span></text:span><text:span text:style-name="Car._20_predefinito_20_paragrafo"><text:span text:style-name="T5"> </text:span></text:span></text:p>
      <text:p text:style-name="P11">- che *</text:p>
      <text:p text:style-name="P6"><text:span text:style-name="Car._20_predefinito_20_paragrafo"><text:span text:style-name="T1">Vista </text:span></text:span><text:span text:style-name="Car._20_predefinito_20_paragrafo"><text:span text:style-name="T5">la ricevuta dell’avvenuto versamento presso la C.R.S., quietanza di pagamento n° * del * a titolo di oblazione, ai sensi </text:span></text:span><text:span text:style-name="Car._20_predefinito_20_paragrafo"><text:span text:style-name="T6">dell’art. 43 della L.R. 6 giugno 2008 n. 16 e s.m.i. e dell’art. 37 </text:span></text:span><text:span text:style-name="Car._20_predefinito_20_paragrafo"><text:span text:style-name="T11">(o 36)</text:span></text:span><text:span text:style-name="Car._20_predefinito_20_paragrafo"><text:span text:style-name="T6"> <text:s/>del D.P.R. 6 giugno 2001, n° 380 e s.m.i. e,</text:span></text:span><text:span text:style-name="Car._20_predefinito_20_paragrafo"><text:span text:style-name="T5">di <text:s text:c="16"/>****** €;</text:span></text:span></text:p>
      <text:p text:style-name="P27"><text:span text:style-name="Car._20_predefinito_20_paragrafo"><text:span text:style-name="T3">Vista inoltre</text:span></text:span><text:span text:style-name="Car._20_predefinito_20_paragrafo"><text:span text:style-name="T8"> la ricevuta dell’avvenuto versamento presso la C.R.S., quietanza di pagamento n° ……. del ………..a titolo di contributo di costruzione di cui Legge regionale n° 25 del 7 aprile 1995, ai sensi dell'art. 38 della Legge Regionale 6 giugno 2008 n. 16 e s.m.i., pari a ………..</text:span></text:span></text:p>
      <text:p text:style-name="P9">RILASCIA LA SANATORIA</text:p>
      <text:p text:style-name="P6"><text:span text:style-name="Car._20_predefinito_20_paragrafo"><text:span text:style-name="T5">ai sensi ed agli effetti </text:span></text:span><text:span text:style-name="Car._20_predefinito_20_paragrafo"><text:span text:style-name="T6">dell’art. 43 della L.R. 6 giugno 2008 n. 16 e s.m.i.</text:span></text:span><text:span text:style-name="Car._20_predefinito_20_paragrafo"><text:span text:style-name="T2">,</text:span></text:span><text:span text:style-name="Car._20_predefinito_20_paragrafo"><text:span text:style-name="T5"> dell'art.37 </text:span></text:span><text:span text:style-name="Car._20_predefinito_20_paragrafo"><text:span text:style-name="T10">(o 36)</text:span></text:span><text:span text:style-name="Car._20_predefinito_20_paragrafo"><text:span text:style-name="T5"> del D.P.R. 6 giugno 2001, n° 380 e s.m.i, </text:span></text:span><text:span text:style-name="Car._20_predefinito_20_paragrafo"><text:span text:style-name="T8">fatti salvi i diritti dei terzi e le autorizzazioni di competenza di altri Enti,  </text:span></text:span><text:span text:style-name="Car._20_predefinito_20_paragrafo"><text:span text:style-name="T5">al Signor </text:span></text:span>[elenco_richiedenti]<text:span text:style-name="Car._20_predefinito_20_paragrafo"><text:span text:style-name="T2">,</text:span></text:span><text:span text:style-name="Car._20_predefinito_20_paragrafo"><text:span text:style-name="T5"> <text:s/>le opere già eseguite, meglio descritte in premessa e relative agli immobili ivi identificati, ed evidenziate nei seguenti elaborati di progetto:</text:span></text:span></text:p>
      <text:list xml:id="list8581009621239568915" text:style-name="L7">
        <text:list-item>
          <text:p text:style-name="P39">Relazione tecnica</text:p>
        </text:list-item>
        <text:list-item>
          <text:p text:style-name="P37"/>
        </text:list-item>
      </text:list>
      <text:p text:style-name="P6"><text:span text:style-name="Car._20_predefinito_20_paragrafo"><text:span text:style-name="T5">che sottoscritti dal richiedente e dal summenzionato progettista si allegano alla presente muniti di visto in data odierna per farne parte integrante e sostanziale </text:span></text:span><text:span text:style-name="Car._20_predefinito_20_paragrafo"><text:span text:style-name="T20">oppure alle seguenti condizioni</text:span></text:span><text:span text:style-name="Car._20_predefinito_20_paragrafo"><text:span text:style-name="T10">:</text:span></text:span></text:p>
      <text:p text:style-name="P11"><text:soft-page-break/>- sia ottemperato a quanto indicato in premessa circa le prescrizioni formulate dalla Commissione Edilizia nella seduta del [data_rilascio_ce], dall’Azienda Sanitaria Locale n. 2 del Savonese Ufficio Igiene Pubblica in data * e dal Settore Qualità e Dotazioni Urbane in data * e dal Comando di Polizia Municipale in data;</text:p>
      <text:p text:style-name="P11">- sia ottemperato a quanto indicato in premessa circa le prescrizioni espresse da: (???????).</text:p>
      <text:p text:style-name="P11">Dette opere dovranno inoltre essere eseguite secondo le modalità e con le cautele indicate nell’indagine geologico-tecnica allegata al presente provvedimento. </text:p>
      <text:p text:style-name="P21"><text:span text:style-name="Car._20_predefinito_20_paragrafo"><text:span text:style-name="T12">L'esecuzione delle opere comporta / non comporta  la corresponsione del contributo di costruzione di cui Legge regionale n° 25 del 7 aprile 1995, ai sensi dell'art. 38 </text:span></text:span><text:span text:style-name="Car._20_predefinito_20_paragrafo"><text:span text:style-name="T19">(o 39 verificare) </text:span></text:span><text:span text:style-name="Car._20_predefinito_20_paragrafo"><text:span text:style-name="T12">della Legge Regionale. 6 giugno 2008 n. 16 e s.m.i., come di seguito determinati:</text:span></text:span></text:p>
      <text:p text:style-name="P11">1) quota di contributo di cui all'art. 2, comma 1, lett. a) della Legge regionale n° 25 del 7 aprile 1995 che risulta così suddivisa:</text:p>
      <table:table table:name="Tabella4" table:style-name="Tabella4">
        <table:table-column table:style-name="Tabella4.A"/>
        <table:table-column table:style-name="Tabella4.B"/>
        <table:table-row>
          <table:table-cell table:style-name="Tabella4.A1" office:value-type="string">
            <text:p text:style-name="P3">a) quota interesse esclusivo operatore (B1):</text:p>
            <text:p text:style-name="P3"/>
          </table:table-cell>
          <table:table-cell table:style-name="Tabella4.A1" office:value-type="string">
            <text:p text:style-name="P4">[oneri_<text:span text:style-name="T26">ur</text:span>b_1]</text:p>
          </table:table-cell>
        </table:table-row>
        <table:table-row>
          <table:table-cell table:style-name="Tabella4.A1" office:value-type="string">
            <text:p text:style-name="P3">b) quota di interesse generale (B2): </text:p>
            <text:p text:style-name="P3"/>
          </table:table-cell>
          <table:table-cell table:style-name="Tabella4.A1" office:value-type="string">
            <text:p text:style-name="P4">[oneri_<text:span text:style-name="T26">ur</text:span>b_2]</text:p>
          </table:table-cell>
        </table:table-row>
        <table:table-row>
          <table:table-cell table:style-name="Tabella4.A1" office:value-type="string">
            <text:p text:style-name="P4">complessivamente</text:p>
          </table:table-cell>
          <table:table-cell table:style-name="Tabella4.A1" office:value-type="string">
            <text:p text:style-name="P5"><text:span text:style-name="T26">[oneri_urb]</text:span></text:p>
          </table:table-cell>
        </table:table-row>
        <table:table-row>
          <table:table-cell table:style-name="Tabella4.A1" office:value-type="string">
            <text:p text:style-name="P4"/>
          </table:table-cell>
          <table:table-cell table:style-name="Tabella4.A1" office:value-type="string">
            <text:p text:style-name="P4"/>
          </table:table-cell>
        </table:table-row>
      </table:table>
      <text:p text:style-name="P11">2) quota di contributo di cui all'art. 2, comma 1, lett. b) della Legge Regionale del 7 aprile 1995 n° 25 pari a [oneri_cc]</text:p>
      <text:p text:style-name="P6"><text:span text:style-name="Car._20_predefinito_20_paragrafo"><text:span text:style-name="T14">Tali importi dovranno essere versati alla Civica Tesoreria del Comune di Savona entro e non oltre 30 giorni dalla data di ricevimento dell’avviso di rilascio del presente provvedimento e comunque prima della notifica dello stesso.</text:span></text:span></text:p>
      <text:p text:style-name="P6"><text:span text:style-name="Car._20_predefinito_20_paragrafo"><text:span text:style-name="T15">I lavori dovranno essere iniziati entro un anno dalla data di ricevimento dell’avviso di avvenuto rilascio del presente provvedimento</text:span></text:span><text:span text:style-name="Car._20_predefinito_20_paragrafo"><text:span text:style-name="T13"> </text:span></text:span></text:p>
      <text:p text:style-name="P22"><text:span text:style-name="Car._20_predefinito_20_paragrafo"><text:span text:style-name="T3">ADEMPIMENTI PRECEDENTI ALL'INIZIO DEI LAVORI</text:span></text:span></text:p>
      <text:p text:style-name="P21"><text:span text:style-name="Car._20_predefinito_20_paragrafo"><text:span text:style-name="T8">Prima dell'inizio dei lavori il titolare del provvedimento dovrà:</text:span></text:span></text:p>
      <text:p text:style-name="P21"><text:soft-page-break/><text:span text:style-name="Car._20_predefinito_20_paragrafo"><text:span text:style-name="T8">1) chiedere ed ottenere da parte del Comune il prescritto assenso per le opere di urbanizzazione che il titolare stesso si è impegnato ad eseguire direttamente con l'atto rogato dal notaio * citato in premessa;</text:span></text:span></text:p>
      <text:p text:style-name="P21"><text:span text:style-name="Car._20_predefinito_20_paragrafo"><text:span text:style-name="T8">2) richiedere all'Ufficio comunale competente (Settore Pianificazione Territoriale) la ricognizione della linea di confine con gli spazi pubblici e dei punti fissi di linea e di livello, nonché la verifica sul terreno del perimetro della costruzione indicato secondo opportune segnalazioni e picchettature; le operazioni per l'assegnazione dei punti fissi verranno eseguite, su indicazione dei funzionari dell'ufficio comunale e previa istanza del titolare del provvedimento, da personale messo a disposizione dal titolare stesso o dall'assuntore dei lavori; di dette operazioni verrà redatto verbale da sottoscrivere dalle parti interessate e da consegnare successivamente alla registrazione; tutte le eventuali spese sono a carico del richiedente;</text:span></text:span></text:p>
      <text:p text:style-name="P21"><text:span text:style-name="Car._20_predefinito_20_paragrafo"><text:span text:style-name="T8">3) comunicare all'Ufficio comunale incaricato della sorveglianza edilizia (Settore Pianificazione Territoriale – Sportello Unico per l’Edilizia) le generalità anagrafiche complete, qualifica, domicilio del direttore dei lavori, del professionista incaricato degli accertamento geognostici e geotecnici, del progettista delle strutture e del direttore dei lavori relativo alle strutture e del legale rappresentante dell’impresa assuntrice dei lavori in quanto responsabili ai fini ed agli effetti di quanto disposto dall'art. 42 della L.R. 6 giugno 2008 n. 16 e s.m.i., della conformità delle opere alle norme generali di leggi e regolamenti ed alle prescrizioni e modalità esecutive contenute nel presente provvedimento;</text:span></text:span></text:p>
      <text:p text:style-name="P21"><text:span text:style-name="Car._20_predefinito_20_paragrafo"><text:span text:style-name="T8">4) comunicare all'Ufficio comunale competente (Settore Pianificazione Territoriale - Sportello Unico per l’Edilizia), all'I.N.P.S., all'I.N.A.I.L. ed alla Cassa Edile di Savona la data di inizio dei lavori e il numero di iscrizione alla Cassa Edile e trasmettere al Settore Pianificazione Territoriale, unitamente alla comunicazione di inizio lavori, la documentazione relativa alla ditta assuntrice i lavori, in ottemperanza all’art. 90 del D. Lgs 81/08 e s.m.i.; ricorda che ai sensi del comma 10 dell'art. 90 del D. Lgs. 81/08 e sm.i. in assenza del DURC e degli ulteriori </text:span></text:span><text:soft-page-break/><text:span text:style-name="Car._20_predefinito_20_paragrafo"><text:span text:style-name="T8">adempimenti di legge ivi indicati è sospesa l’efficacia del titolo abilitativo, ciò anche in caso di variazione dell’impresa esecutrice dei lavori;</text:span></text:span></text:p>
      <text:p text:style-name="P21"><text:span text:style-name="Car._20_predefinito_20_paragrafo"><text:span text:style-name="T8">5) apporre, nel cantiere ove si eseguiranno i lavori, in vista al pubblico una tabella chiaramente leggibile (di superficie non inferiore a mq. 2,00 e con caratteri di stampa idoneamente dimensionati) nella quale saranno indicati: oggetto, data e numero del provvedimento, data di inizio e termine di ultimazione dei lavori, generalità e qualifica del titolare del permesso stesso, progettista, direttore dei lavori, progettista degli impianti, professionista responsabile degli accertamenti geognostici e geotecnici, progettista delle strutture, dell’esecutore dei lavori e degli impianti, del capo cantiere, del coordinatore per la sicurezza in fase di progettazione e in fase di esecuzione;</text:span></text:span></text:p>
      <text:p text:style-name="P28"><text:span text:style-name="Car._20_predefinito_20_paragrafo"><text:span text:style-name="T8">6) depositare prima dell'inizio dei lavori relativi alle opere in conglomerato cementizio armato od in struttura metallica, presso l'Ufficio Tecnico dell'Amministrazione Provinciale di Savona la denuncia prescritta dall'art. 4 della legge 5 novembre 1971, n° 1086 e dalla vigente normativa, compreso ogni adempimento (se necessario) in ordine alla normativa in materia di rischio sismico, dandone notizia all'ufficio comunale competente (Sett. Pianificazione Territoriale);</text:span></text:span></text:p>
      <text:p text:style-name="P21"><text:span text:style-name="Car._20_predefinito_20_paragrafo"><text:span text:style-name="T24"><text:s/>7) (se il progetto c’è già è da togliere) depositare, prima dell'inizio dei lavori per l'installazione degli impianti di cui all'art. 1, comma 2, lettere lettere a), b), c), d), e), g) del D.M 22.1.2008 n. 37, presso l'ufficio comunale competente (Settore Pianificazione Territoriale), il progetto degli impianti e relativi accessori (in conformità al disposto dell'art. 5 del medesimo decreto) corredato da relazione tecnica, sottoscritta dal progettista, che ne attesti al rispondenza alle prescrizioni dello stesso DM 37/08;</text:span></text:span></text:p>
      <text:p text:style-name="P21"><text:span text:style-name="Car._20_predefinito_20_paragrafo"><text:span text:style-name="T8">8) depositare, il presente provvedimento con i relativi allegati nel cantiere di lavoro sino ad avvenuta ultimazione dell'opera, a disposizione degli organi di controllo;</text:span></text:span></text:p>
      <text:p text:style-name="P21"><text:span text:style-name="Car._20_predefinito_20_paragrafo"><text:span text:style-name="T8">9) notificare gli estremi del provvedimento alle aziende erogatrici di pubblici servizi (energia elettrica, telefono, gas, acqua) a cui si fa richiesta per allacciamenti provvisori o riferiti all'attività di cantiere o di impianti particolari;</text:span></text:span></text:p>
      <text:p text:style-name="P21"><text:soft-page-break/><text:span text:style-name="Car._20_predefinito_20_paragrafo"><text:span text:style-name="T8">10) provvedere al versamento dei materiali provenienti da scavi e/o demolizioni esclusivamente in discariche pubbliche o private, regolarmente autorizzate e previo espletamento delle relative pratiche a termini delle vigenti normative in materia;</text:span></text:span></text:p>
      <text:p text:style-name="P21"><text:span text:style-name="Car._20_predefinito_20_paragrafo"><text:span text:style-name="T12">11) </text:span></text:span><text:span text:style-name="Car._20_predefinito_20_paragrafo"><text:span text:style-name="T19">SE OCCORRE </text:span></text:span><text:span text:style-name="Car._20_predefinito_20_paragrafo"><text:span text:style-name="T12">effettuare i riempimenti ed i riporti con materiali idonei e qualora detti materiali provengano da altri cantieri deve essere stata espletata la procedura prevista a termini delle vigenti normative in materia, da parte del titolare del cantiere di provenienza:</text:span></text:span></text:p>
      <text:p text:style-name="P21"><text:span text:style-name="Car._20_predefinito_20_paragrafo"><text:span text:style-name="T8">12) trasmettere, prima dell’inizio dei lavori all’Azienda sanitaria locale ed all’Ispettorato Provinciale del Lavoro quanto previsto dalla legislazione vigente in materia di sicurezza e salute nei luoghi di lavoro;</text:span></text:span></text:p>
      <text:p text:style-name="P21"><text:span text:style-name="Car._20_predefinito_20_paragrafo"><text:span text:style-name="T8">13) richiedere le prescritte autorizzazioni di competenza degli organi ed uffici preposti per lo smaltimento ed allontanamento delle acque bianche e nere previa presentazione del relativo progetto;</text:span></text:span></text:p>
      <text:p text:style-name="P21"><text:span text:style-name="Car._20_predefinito_20_paragrafo"><text:span text:style-name="T8">14) acquisire, prima dell'inizio dei lavori, l'autorizzazione (da richiedere al competente Servizio Ambiente) a sensi del p.to <text:s/>4 dell'art. 1 del Decreto Presidente Consiglio Ministri 1 marzo 1991 inerente i limiti massimi di esposizione al rumore negli ambienti abitativi e/o nell'ambiente esterno;</text:span></text:span></text:p>
      <text:p text:style-name="P21"><text:span text:style-name="Car._20_predefinito_20_paragrafo"><text:span text:style-name="T8">15) chiedere ed ottenere dai competenti uffici le autorizzazioni e/o concessioni per gli eventuali accessi carrai, manomissioni, ripristini e/o occupazioni del suolo pubblico.</text:span></text:span></text:p>
      <text:p text:style-name="P22"><text:span text:style-name="Car._20_predefinito_20_paragrafo"><text:span text:style-name="T3">ADEMPIMENTI NEL CORSO DEI LAVORI</text:span></text:span></text:p>
      <text:p text:style-name="P21"><text:span text:style-name="Car._20_predefinito_20_paragrafo"><text:span text:style-name="T8">Durante l'esecuzione dei lavori il titolare del provvedimento dovrà:</text:span></text:span></text:p>
      <text:p text:style-name="P21"><text:span text:style-name="Car._20_predefinito_20_paragrafo"><text:span text:style-name="T8">1) realizzare le opere a perfetta regola d'arte ed in conformità alle vigenti norme delle leggi e dei regolamenti, agli elaborati di progetto ed alle prescrizioni e modalità esecutive contenute nel presente provvedimento, osservando le cautele necessarie ad evitare danni alle persone e/o cose ed eventuali inquinamenti ambientali;</text:span></text:span></text:p>
      <text:p text:style-name="P21"><text:soft-page-break/><text:span text:style-name="Car._20_predefinito_20_paragrafo"><text:span text:style-name="T8">2) comunicare all'ufficio comunale competente (Settore Pianificazione Territoriale Sportello Unico per l'Edilizia) entro e non oltre dieci giorni dalla data delle stesse, le eventuali sostituzioni del direttore o dell'assuntore delle opere; tale comunicazione dovrà essere sottoscritta per accettazione dai soggetti subentranti;</text:span></text:span></text:p>
      <text:p text:style-name="P21"><text:span text:style-name="Car._20_predefinito_20_paragrafo"><text:span text:style-name="T8">3) richiedere all'Ufficio comunale competente (Settore Pianificazione Territoriale - Sportello Unico per l'Edilizia) le seguenti visite ordinarie:</text:span></text:span></text:p>
      <text:p text:style-name="P21"><text:span text:style-name="Car._20_predefinito_20_paragrafo"><text:span text:style-name="T8">- all'ultimazione dei lavori relativi alle opere contenute al disotto del piano stradale o di campagna;</text:span></text:span></text:p>
      <text:p text:style-name="P21"><text:span text:style-name="Car._20_predefinito_20_paragrafo"><text:span text:style-name="T8">- all'ultimazione dei lavori relativi alle strutture portanti del fabbricato;</text:span></text:span></text:p>
      <text:p text:style-name="P21"><text:span text:style-name="Car._20_predefinito_20_paragrafo"><text:span text:style-name="T8">- prima dell'inizio delle eventuali tinteggiature e/o finiture delle pareti ed elementi a vista per le scelte cromatiche e tipologiche previa campionatura in sito delle tinte da eseguirsi;</text:span></text:span></text:p>
      <text:p text:style-name="P21"><text:span text:style-name="Car._20_predefinito_20_paragrafo"><text:span text:style-name="T8">4) richiedere tempestivamente, nel caso si manifesti in corso d'opera la necessità di introdurre modifiche al progetto, l'approvazione di un progetto di variante;</text:span></text:span></text:p>
      <text:p text:style-name="P21"><text:span text:style-name="Car._20_predefinito_20_paragrafo"><text:span text:style-name="T8">5) comunicare all'ufficio comunale competente (Settore Pianificazione Territoriale - Sportello Unico per l'Edilizia) ed a far constatare dallo stesso, la data di eventuali interruzioni dei lavori, adottando tutti i provvedimenti necessari a garantire la sicurezza, l’igiene ed il decoro pubblico, e quella della ripresa degli stessi.</text:span></text:span></text:p>
      <text:p text:style-name="P18"> 6) trasmettere copia dell’atto, regolarmente registrato e trascritto nei Registri Immobiliari con il quale sarà costituito vincolo di pertinenzialità esclusiva ed indivisibile delle autorimesse in oggetto a favore delle unità immobiliari ivi specificate, che dovranno risultare ubicate in edifici compresi nel raggio di mt. 500 dal perimetro dell’area interessata dall’intervento.</text:p>
      <text:p text:style-name="P21"><text:span text:style-name="Car._20_predefinito_20_paragrafo"><text:span text:style-name="T17">I lavori relativi alle opere previste nel presente provvedimento dovranno essere ultimati entro tre anni dalla data di inizio,</text:span></text:span><text:span text:style-name="Car._20_predefinito_20_paragrafo"><text:span text:style-name="T25"> </text:span></text:span><text:span text:style-name="Car._20_predefinito_20_paragrafo"><text:span text:style-name="T8">fatte salve le eventuali proroghe ai sensi dell’art. 34, comma 5 della L.R. 16 giugno 2008 n. 16 e s.m.i.; qualora i lavori non siano ultimati nel termine stabilito, il titolare del provvedimento, dovrà presentare istanza diretta ad ottenere un </text:span></text:span><text:soft-page-break/><text:span text:style-name="Car._20_predefinito_20_paragrafo"><text:span text:style-name="T8">nuovo provvedimento per la parte non ultimata, in tale eventualità dovrà essere nuovamente comunicata la ripresa dei lavori, le generalità del direttore lavori. e dell'esecutore delle opere mediante comunicazione debitamente firmata dagli interessati per accettazione.</text:span></text:span></text:p>
      <text:p text:style-name="P33"><text:span text:style-name="Car._20_predefinito_20_paragrafo"><text:span text:style-name="T3">ADEMPIMENTI SUCCESSIVI ALLA CONCLUSIONE DEI LAVORI</text:span></text:span></text:p>
      <text:p text:style-name="P21"><text:span text:style-name="Car._20_predefinito_20_paragrafo"><text:span text:style-name="T8">La data di ultimazione dovrà essere comunicata all'ufficio comunale competente (Settore Pianificazione Territoriale - Sportello Unico per l'Edilizia) e fatta constare allo stesso. Alla comunicazione di ultimazione dei lavori, sottoscritta dal titolare del provvedimento, dal direttore dei lavori, dal legale rappresentante dell’impresa esecutrice dovranno essere allegati:</text:span></text:span></text:p>
      <text:p text:style-name="P18">1) dichiarazione di avvenuta esecuzione dei lavori in conformità ai titoli abilitativi ottenuti, comprese eventuali varianti ed alle prescrizioni delle leggi e regolamenti vigenti, con allegata una copia di elaborati grafici corrispondenti alla situazione finale firmata dal titolare, dal professionista incaricato della direzione lavori e dal legale rappresentante dell'impresa assuntrice dei lavori;</text:p>
      <text:p text:style-name="P18">2) copia o estremi dell'autorizzazione allo smaltimento dei liquami fognatizi (acque bianche e nere) rilasciata dall'organo competente; </text:p>
      <text:p text:style-name="P18">3) documentazione comprovante l'avvenuto allacciamento ai pubblici servizi;</text:p>
      <text:p text:style-name="P18">4) certificato di esecuzione a regola d'arte di tutte le opere realizzate ai fini della stabilità, della sicurezza ed incolumità pubblica e privata, redatto e firmato dal Direttore dei lavori;</text:p>
      <text:p text:style-name="P18">5) dichiarazione di conformità delle opere realizzate rispetto al progetto e alle sue eventuali varianti ed alla relazione tecnica di cui alla legge 9 gennaio 1991, n° 10 e s.m.i. <text:s/>asseverati dal Direttore dei lavori ai sensi dell'art. 8, comma 2 del D.lgs 192/05 e s.m.i. e attestato di certificazione energetica dell'edificio ai sensi dell'art. 6 comma 1 del D.lgs 192/05 e s.m.i. , della L.R. 22/07 e del relativo Regolamento d’attuazione n. 1/09 ed ogni altro adempimento previsto dalla vigente legislazione in materia di rendimento energetico dell'edilizia applicabile all’intervento;</text:p>
      <text:p text:style-name="P18"><text:soft-page-break/>6) dichiarazioni di conformità degli impianti realizzati o modificati e relativi allegati obbligatori rilasciate dalle imprese installatrici ai sensi dell’art 7 del <text:s/>D.M. 22.01.2008 n. 37;</text:p>
      <text:p text:style-name="P18">7) dichiarazione di conformità del direttore dei lavori e del geologo all'uopo incaricato che attestino la rispondenza delle opere eseguite a quanto prescritto dalla perizia geologica in applicazione della legge 2 febbraio 1974, n° 64 e del Decreto Ministeriale 11 marzo 1988 e della circolare Regione Liguria del 6 maggio 1991, n° 57382;</text:p>
      <text:p text:style-name="P18">8) documentazione attestante la conformità delle opere alle disposizioni in materia di accessibilità e superamento delle barriere architettoniche di cui alla Parte II Capo III del D.P.R. 380/2001 e s.m.i. <text:s/>e della Legge regionale 15/1989 e s.m.i.;</text:p>
      <text:p text:style-name="P18">9) eventuali atti di vincolo prescritti nel provvedimento o nei relativi atti di convenzione.</text:p>
      <text:p text:style-name="P20">Entro centottanta giorni dall'ultimazione dei lavori, il titolare del permesso di costruire è tenuto a presentare allo SUE la domanda di rilascio del certificato di agibilità ai sensi dell'art. 37 della L.R. 6 giugno 2008, n° 16 e s.m.i. allegando:</text:p>
      <text:p text:style-name="P18">1) documentazione attestante l'avvenuta registrazione della variazione catastale ovvero copia della richiesta di accatastamento dell'edificio dell'unità immobiliare, sottoscritta dallo stesso richiedente il certificato di agibilità e corrispondente alla destinazione d'uso prevista nel progetto approvato;</text:p>
      <text:p text:style-name="P18">2) dichiarazione, attestata dal progettista o da tecnico abilitato, di conformità dell'opera realizzata rispetto al progetto approvato, ivi comprese le eventuali varianti in corso d'opera già eseguite di cui all'art. 25 della L.R. 6 giugno 2008, n° 16 e s.m.i., nonché della rispondenza della stessa e degli impianti installati negli edifici adibiti ad uso civile alle prescrizioni della normativa in materia ed ai requisiti di sicurezza, prevenzione incendi, igiene, salubrità e risparmio energetico e alla normativa in materia di superamento delle barriere architettoniche;</text:p>
      <text:p text:style-name="P18"><text:soft-page-break/>3) dichiarazione dell'impresa installatrice che attesta la conformità degli impianti installati negli edifici adibiti ad uso civile alle prescrizioni della vigente normativa ovvero certificato di collaudo degli stessi, ove previsto e se non già trasmesso con la comunicazione di fine lavori;</text:p>
      <text:p text:style-name="P18">4) certificato di collaudo statico di cui all'art. 67 del DPR 380/2001 e s.m.i. e certificato attestante la conformità delle opere eseguite nelle zone sismiche rilasciate dalla competente Amministrazione provinciale nei casi previsti dalla vigente legislazione regionale;</text:p>
      <text:p text:style-name="P18">5) certificato di prevenzione incendi rilasciato dal Comando Provinciale dei Vigili del Fuoco di Savona ai sensi della vigente normativa o dichiarazione del Direttore dei lavori che attesti che le opere eseguite non rientrano tra quelle soggette a tale disposizione ovvero dichiarazione di avvenuto rispetto delle direttive di cui al Decreto ministeriale 1 febbraio 1986 punto 2, redatta dal Direttore dei lavori, qualora, nell'ambito dell'edificio, ci fossero attività soggette a norme specifiche di prevenzione incendi, ancorchè non soggette al rilascio del certificato di prevenzione incendi;</text:p>
      <text:p text:style-name="P18">6) copia o estremi, ove occorra, dell'istanza di attribuzione del numero civico per edifici oggetto di provvedimento rilasciata dal competente ufficio Toponomastica;</text:p>
      <text:p text:style-name="P18">7) copia o estremi dell'autorizzazione allo smaltimento dei liquami fognatizi (acque bianche e nere) rilasciata dall'organo competente (art. 15 e art. 32 del Regolamento comunale per il servizio pubblico di fognature) se non già trasmesso con la comunicazione di fine lavori; </text:p>
      <text:p text:style-name="P18">8) documentazione comprovante l'avvenuto allacciamento ai pubblici servizi ed attestazione di regolare approvigionamento di acqua potabile (art. 56 e art. 57 del Regolamento di igiene del suolo, dell'abitato, dell'edilizia) se non già trasmesso con la comunicazione di fine lavori. </text:p>
      <text:p text:style-name="P18">La vigilanza delle opere sarà esercitata ai sensi delle norme di cui al Titolo IV della Parte I della L.R. 6 giugno 2008, n° 16 e s.m.i. a mezzo di funzionari ed agenti comunali e di ogni altro strumento di controllo che si riterrà utile adottare.</text:p>
      <text:p text:style-name="P21"><text:soft-page-break/><text:span text:style-name="Car._20_predefinito_20_paragrafo"><text:span text:style-name="T8">In caso di inosservanza di norme, di leggi o di regolamenti, nonché delle prescrizioni e modalità esecutive contenute nel presente provvedimento o negli elaborati tecnici ad esso allegati, si procederà alla applicazione delle procedure sanzionatorie, di sospensione di opere o demolitorie, commisurate alle violazioni accertate, previste dalla vigente normativa e regolamentazione in materia.</text:span></text:span></text:p>
      <text:p text:style-name="P21"><text:span text:style-name="Car._20_predefinito_20_paragrafo"><text:span text:style-name="T8">L'entrata in vigore di nuove previsioni urbanistiche con le quali il provvedimento sia in contrasto, comporta decadenza dello stesso, salvo che i lavori siano stati iniziati e vengano completati entro tre anni dalla data di inizio.</text:span></text:span></text:p>
      <text:p text:style-name="P21"><text:span text:style-name="Car._20_predefinito_20_paragrafo"><text:span text:style-name="T8">Il presente provvedimento costituisce solo una presunzione della conformità delle opere progettate alle leggi e regolamenti in vigore e non esonera dall'obbligo di attenersi strettamente a dette leggi e regolamenti sotto la propria responsabilità, anche nei riguardi dei diritti dei terzi.</text:span></text:span></text:p>
      <text:p text:style-name="P21"><text:span text:style-name="Car._20_predefinito_20_paragrafo"><text:span text:style-name="T17">Il presente provvedimento sarà notificato all'interessato a mezzo dei messi comunali</text:span></text:span><text:span text:style-name="Car._20_predefinito_20_paragrafo"><text:span text:style-name="T8">.</text:span></text:span></text:p>
      <text:p text:style-name="P18">Il titolare del provvedimento, il committente e l'esecutore dei lavori sono responsabili, ai fini degli effetti delle norme contenute nel Titolo V della L.R. 6 giugno 2008, n° 16 e nel Titolo IV del D.P.R. 6 giugno 2001 n°380, della conformità delle opere alla normativa urbanistica, alle previsioni di piano nonchè, unitamente al direttore dei lavori della conformità alle prescrizioni e modalità esecutive contenute nel presente provvedimento.</text:p>
      <text:p text:style-name="P21"><text:span text:style-name="Car._20_predefinito_20_paragrafo"><text:span text:style-name="T8">Il presente provvedimento è rilasciato a favore del richiedente, senza pregiudizio dei diritti dei terzi, e trasferibile ai successori ed aventi causa e non incide sulla titolarità della proprietà o di altri diritti reali relativi agli immobili esistenti e realizzati per effetto del suo rilascio, ed è irrevocabile, fatti salvi i casi di decadenza ai sensi dell’art. 15 del D.P.R. 6 giugno 2001, n° 380 e s.m.i e dell’art. 34, comma 7 della L.R. 16 giugno 2008 n. 16 e s.m.i. e le sanzioni previste dalla sezione III dello stesso D.P.R.</text:span></text:span></text:p>
      <text:p text:style-name="P18">Del rilascio del presente provvedimento sarà data notizia al pubblico nei modi prescritti dall'ottavo comma del comma 7 dell’art. 20 del D.P.R. 6 giugno 2001, n° 380 e s.m.i. e del comma 9 dell’art. 31 della L.R. 6 giugno 2008 n. 16 e s.m.i.</text:p>
      <text:p text:style-name="P21"><text:soft-page-break/><text:span text:style-name="Car._20_predefinito_20_paragrafo"><text:span text:style-name="T8">Avverso il presente provvedimento può</text:span></text:span><text:span text:style-name="Car._20_predefinito_20_paragrafo"><text:span text:style-name="T25"> </text:span></text:span><text:span text:style-name="Car._20_predefinito_20_paragrafo"><text:span text:style-name="T8">essere opposto ricorso davanti al competente T.A.R. entro 60 giorni dalla notifica della presente ovvero ricorso straordinario al Capo dello Stato entro 120 giorni dalla stessa data.</text:span></text:span></text:p>
      <text:p text:style-name="P21"><text:span text:style-name="Car._20_predefinito_20_paragrafo"><text:span text:style-name="T8">Savona, _______________</text:span></text:span></text:p>
      <table:table table:name="Tabella5" table:style-name="Tabella5">
        <table:table-column table:style-name="Tabella5.A"/>
        <table:table-column table:style-name="Tabella5.B"/>
        <table:table-row>
          <table:table-cell table:style-name="Tabella5.A1" office:value-type="string">
            <text:p text:style-name="P24"/>
          </table:table-cell>
          <table:table-cell table:style-name="Tabella5.A1" office:value-type="string">
            <text:p text:style-name="P26"><text:span text:style-name="Car._20_predefinito_20_paragrafo"><text:span text:style-name="T8">Il Dirigente</text:span></text:span></text:p>
            <text:p text:style-name="P26"><text:span text:style-name="Car._20_predefinito_20_paragrafo"><text:span text:style-name="T8">Arch.</text:span></text:span><text:span text:style-name="Car._20_predefinito_20_paragrafo"><text:span text:style-name="T25"> </text:span></text:span><text:span text:style-name="Car._20_predefinito_20_paragrafo"><text:span text:style-name="T8">Giovanna Macario</text:span></text:span></text:p>
          </table:table-cell>
        </table:table-row>
      </table:table>
      <text:p text:style-name="P34"/>
      <text:p text:style-name="P25"/>
      <text:p text:style-name="P29">COMUNE DI SAVONA</text:p>
      <text:p text:style-name="P30">L'anno duemila______ il giorno _______ del mese di _______________ in Savona - io sottoscritto Messo comunale ho notificato il presente atto al sig. _________________________presso________________________________consegnandone un esemplare a mani di ____________________________________________________________</text:p>
      <text:p text:style-name="P31"><text:s text:c="5"/>per ricevuta <text:s text:c="58"/>il Messo comunale</text:p>
      <text:p text:style-name="P31"/>
      <text:p text:style-name="P32"><text:span text:style-name="Car._20_predefinito_20_paragrafo"><text:span text:style-name="T5">__________________<text:tab/><text:tab/><text:tab/> <text:s text:c="7"/>­­­­­­­­­­­­_____________________</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e" style:next-style-name="Normale" style:default-outline-level="1" style:class="text">
      <style:paragraph-properties fo:margin-left="0.501cm" fo:margin-right="0.499cm" fo:line-height="200%" fo:text-align="justify" style:justify-single-word="false" fo:hyphenation-ladder-count="no-limit" fo:text-indent="0cm" style:auto-text-indent="false" fo:keep-with-next="always">
        <style:tab-stops/>
      </style:paragraph-properties>
      <style:text-properties fo:font-size="11pt" fo:font-weight="bold" style:font-size-asian="11pt" style:font-weight-asian="bold" style:font-weight-complex="bold" fo:hyphenate="false"/>
    </style:style>
    <style:style style:name="Heading_20_2" style:display-name="Heading 2" style:family="paragraph" style:parent-style-name="Normale" style:next-style-name="Normale" style:default-outline-level="2" style:class="text">
      <style:paragraph-properties fo:margin-left="0.501cm" fo:margin-right="0.499cm" fo:line-height="200%" fo:text-align="center" style:justify-single-word="false" fo:hyphenation-ladder-count="no-limit" fo:text-indent="0cm" style:auto-text-indent="false" fo:keep-with-next="always">
        <style:tab-stops/>
      </style:paragraph-properties>
      <style:text-properties fo:font-size="11pt" fo:font-weight="bold" style:font-size-asian="11pt" style:font-weight-asian="bold" fo:hyphenate="false"/>
    </style:style>
    <style:style style:name="Normale" style:family="paragraph">
      <style:paragraph-properties fo:hyphenation-ladder-count="no-limit" style:text-autospace="none" style:punctuation-wrap="simple" style:vertical-align="baseline"/>
      <style:text-properties fo:hyphenate="false"/>
    </style:style>
    <style:style style:name="Head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Foot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Testo_20_del_20_blocco" style:display-name="Testo del blocco" style:family="paragraph" style:parent-style-name="Normale">
      <style:paragraph-properties fo:margin-left="0.501cm" fo:margin-right="0.499cm" fo:line-height="200%" fo:text-align="justify" style:justify-single-word="false" fo:hyphenation-ladder-count="no-limit" fo:text-indent="0cm" style:auto-text-indent="false">
        <style:tab-stops/>
      </style:paragraph-properties>
      <style:text-properties fo:font-size="11pt" style:font-size-asian="11pt" fo:hyphenate="false"/>
    </style:style>
    <style:style style:name="Normale_20__28_Web_29_" style:display-name="Normale (Web)" style:family="paragraph" style:parent-style-name="Normale">
      <style:paragraph-properties fo:margin-top="0.176cm" fo:margin-bottom="0.21cm" style:contextual-spacing="false" fo:hyphenation-ladder-count="no-limit" style:text-autospace="ideograph-alpha" style:punctuation-wrap="hanging" style:vertical-align="auto"/>
      <style:text-properties fo:font-size="12pt" style:font-size-asian="12pt"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Car._20_predefinito_20_paragrafo" style:display-name="Car. predefinito paragrafo" style:family="text"/>
    <style:style style:name="Numero_20_pagina" style:display-name="Numero pagina" style:family="text" style:parent-style-name="Car._20_predefinito_20_paragrafo"/>
    <style:style style:name="WW_5f_CharLFO1LVL1" style:display-name="WW_CharLFO1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fo:font-size="10pt" style:font-size-asian="10pt"/>
    </style:style>
    <style:style style:name="WW_5f_CharLFO20LVL2" style:display-name="WW_CharLFO20LVL2" style:family="text">
      <style:text-properties style:font-name="Courier New" fo:font-family="'Courier New'" style:font-family-generic="modern" style:font-pitch="fixed" fo:font-size="10pt" style:font-size-asian="10pt"/>
    </style:style>
    <style:style style:name="WW_5f_CharLFO20LVL3" style:display-name="WW_CharLFO20LVL3" style:family="text">
      <style:text-properties style:font-name="Wingdings" fo:font-family="Wingdings" style:font-family-generic="system" style:font-pitch="variable" style:font-charset="x-symbol" fo:font-size="10pt" style:font-size-asian="10pt"/>
    </style:style>
    <style:style style:name="WW_5f_CharLFO20LVL4" style:display-name="WW_CharLFO20LVL4" style:family="text">
      <style:text-properties style:font-name="Wingdings" fo:font-family="Wingdings" style:font-family-generic="system" style:font-pitch="variable" style:font-charset="x-symbol" fo:font-size="10pt" style:font-size-asian="10pt"/>
    </style:style>
    <style:style style:name="WW_5f_CharLFO20LVL5" style:display-name="WW_CharLFO20LVL5" style:family="text">
      <style:text-properties style:font-name="Wingdings" fo:font-family="Wingdings" style:font-family-generic="system" style:font-pitch="variable" style:font-charset="x-symbol" fo:font-size="10pt" style:font-size-asian="10pt"/>
    </style:style>
    <style:style style:name="WW_5f_CharLFO20LVL6" style:display-name="WW_CharLFO20LVL6" style:family="text">
      <style:text-properties style:font-name="Wingdings" fo:font-family="Wingdings" style:font-family-generic="system" style:font-pitch="variable" style:font-charset="x-symbol" fo:font-size="10pt" style:font-size-asian="10pt"/>
    </style:style>
    <style:style style:name="WW_5f_CharLFO20LVL7" style:display-name="WW_CharLFO20LVL7" style:family="text">
      <style:text-properties style:font-name="Wingdings" fo:font-family="Wingdings" style:font-family-generic="system" style:font-pitch="variable" style:font-charset="x-symbol" fo:font-size="10pt" style:font-size-asian="10pt"/>
    </style:style>
    <style:style style:name="WW_5f_CharLFO20LVL8" style:display-name="WW_CharLFO20LVL8" style:family="text">
      <style:text-properties style:font-name="Wingdings" fo:font-family="Wingdings" style:font-family-generic="system" style:font-pitch="variable" style:font-charset="x-symbol" fo:font-size="10pt" style:font-size-asian="10pt"/>
    </style:style>
    <style:style style:name="WW_5f_CharLFO20LVL9" style:display-name="WW_CharLFO20LVL9" style:family="text">
      <style:text-properties style:font-name="Wingdings" fo:font-family="Wingdings" style:font-family-generic="system" style:font-pitch="variable" style:font-charset="x-symbol" fo:font-size="10pt" style:font-size-asian="10pt"/>
    </style:style>
    <style:style style:name="WW_5f_CharLFO21LVL1" style:display-name="WW_CharLFO21LVL1" style:family="text">
      <style:text-properties style:font-name="Wingdings" fo:font-family="Wingdings" style:font-family-generic="system"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5.526cm" fo:margin-left="0.376cm" table:align="left"/>
    </style:style>
    <style:style style:name="Tabella1.A" style:family="table-column">
      <style:table-column-properties style:column-width="5.175cm"/>
    </style:style>
    <style:style style:name="Tabella1.A1" style:family="table-cell">
      <style:table-cell-properties fo:padding-left="0.125cm" fo:padding-right="0.125cm" fo:padding-top="0cm" fo:padding-bottom="0cm" fo:border="0.75pt solid #000000"/>
    </style:style>
    <style:style style:name="Tabella6" style:family="table">
      <style:table-properties style:width="15.526cm" fo:margin-left="0.376cm" table:align="left"/>
    </style:style>
    <style:style style:name="Tabella6.A" style:family="table-column">
      <style:table-column-properties style:column-width="5.175cm"/>
    </style:style>
    <style:style style:name="Tabella6.A1" style:family="table-cell">
      <style:table-cell-properties fo:padding-left="0.125cm" fo:padding-right="0.125cm" fo:padding-top="0cm" fo:padding-bottom="0cm" fo:border="0.75pt solid #000000"/>
    </style:style>
    <style:style style:name="Tabella2" style:family="table">
      <style:table-properties style:width="16.002cm" fo:margin-left="0.125cm" table:align="left"/>
    </style:style>
    <style:style style:name="Tabella2.A" style:family="table-column">
      <style:table-column-properties style:column-width="5.278cm"/>
    </style:style>
    <style:style style:name="Tabella2.B" style:family="table-column">
      <style:table-column-properties style:column-width="5.403cm"/>
    </style:style>
    <style:style style:name="Tabella2.C" style:family="table-column">
      <style:table-column-properties style:column-width="5.322cm"/>
    </style:style>
    <style:style style:name="Tabella2.A1" style:family="table-cell">
      <style:table-cell-properties fo:padding-left="0.125cm" fo:padding-right="0.125cm" fo:padding-top="0cm" fo:padding-bottom="0cm" fo:border="0.75pt solid #000000"/>
    </style:style>
    <style:style style:name="MP1" style:family="paragraph" style:parent-style-name="Footer">
      <style:paragraph-properties fo:text-align="center" style:justify-single-word="false"/>
    </style:style>
    <style:style style:name="MP2" style:family="paragraph" style:parent-style-name="Normale">
      <style:text-properties fo:font-size="7pt" style:letter-kerning="true" style:font-size-asian="7pt" style:language-asian="ar" style:country-asian="SA" style:font-size-complex="7pt" style:font-weight-complex="bold"/>
    </style:style>
    <style:style style:name="MP3" style:family="paragraph">
      <style:paragraph-properties fo:text-align="justify"/>
    </style:style>
    <style:style style:name="MP4" style:family="paragraph">
      <style:paragraph-properties fo:margin-left="0cm" fo:margin-right="0cm" fo:text-align="start" fo:text-indent="0cm">
        <style:tab-stops/>
      </style:paragraph-properties>
    </style:style>
    <style:style style:name="MP5" style:family="paragraph">
      <style:paragraph-properties style:writing-mode="lr-tb"/>
    </style:style>
    <style:style style:name="MT1" style:family="text">
      <style:text-properties officeooo:rsid="0019209a"/>
    </style:style>
    <style:style style:name="MT2" style:family="text"/>
    <style:style style:name="MT3" style:family="text">
      <style:text-properties style:font-name="Arial" fo:font-size="22pt" fo:font-weight="bold" style:font-size-asian="22pt" style:font-weight-asian="bold"/>
    </style:style>
    <style:style style:name="MT4" style:family="text">
      <style:text-properties fo:font-size="16pt" fo:font-style="italic" style:font-size-asian="16pt" style:font-style-asian="italic"/>
    </style:style>
    <style:style style:name="MT5" style:family="text">
      <style:text-properties fo:font-size="14pt" fo:font-style="italic" fo:font-weight="normal" style:font-size-asian="14pt" style:font-style-asian="italic" style:font-weight-asian="normal" style:font-size-complex="14pt" style:font-weight-complex="bold"/>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74pt solid #000000" style:writing-mode="lr-tb">
        <style:background-image/>
      </style:graphic-properties>
    </style:style>
    <style:style style:name="Mfr2" style:family="graphic" style:parent-style-name="OLE">
      <style:graphic-properties style:vertical-pos="top" style:vertical-rel="baseline" draw:ole-draw-aspect="1" draw:visible-area-top="0cm" draw:visible-area-width="5cm" draw:visible-area-height="5cm"/>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none" draw:textarea-vertical-align="top" draw:auto-grow-height="false" draw:auto-grow-width="false" fo:min-height="8.343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1.27cm" fo:margin-left="2.501cm" fo:margin-right="2.501cm" style:writing-mode="lr-tb" style:footnote-max-height="0cm">
        <style:footnote-sep style:width="0.018cm" style:line-style="solid" style:adjustment="left" style:rel-width="33%" style:color="#000000"/>
      </style:page-layout-properties>
      <style:header-style/>
      <style:footer-style>
        <style:header-footer-properties fo:min-height="1.73cm" fo:margin-left="0cm" fo:margin-right="0cm" fo:margin-top="0cm" style:dynamic-spacing="true"/>
      </style:footer-style>
    </style:page-layout>
    <style:page-layout style:name="Mpm3">
      <style:page-layout-properties fo:page-width="21.003cm" fo:page-height="29.704cm" style:num-format="1" style:print-orientation="portrait" fo:margin-top="1.27cm" fo:margin-bottom="1.27cm" fo:margin-left="2.501cm" fo:margin-right="2.501cm" style:writing-mode="lr-tb" style:footnote-max-height="0cm">
        <style:footnote-sep style:width="0.018cm" style:line-style="solid" style:adjustment="left" style:rel-width="33%" style:color="#000000"/>
      </style:page-layout-properties>
      <style:header-style>
        <style:header-footer-properties fo:min-height="1.73cm" fo:margin-left="0cm" fo:margin-right="0cm" fo:margin-bottom="0cm" style:dynamic-spacing="true"/>
      </style:header-style>
      <style:footer-style>
        <style:header-footer-properties fo:min-height="1.73cm" fo:margin-left="0cm" fo:margin-right="0cm" fo:margin-top="0cm" style:dynamic-spacing="true"/>
      </style:footer-style>
    </style:page-layout>
  </office:automatic-styles>
  <office:master-styles>
    <style:master-page style:name="Standard" style:page-layout-name="Mpm1"/>
    <style:master-page style:name="MP0" style:page-layout-name="Mpm2">
      <style:footer>
        <table:table table:name="Tabella1" table:style-name="Tabella1">
          <table:table-column table:style-name="Tabella1.A" table:number-columns-repeated="3"/>
          <table:table-row>
            <table:table-cell table:style-name="Tabella1.A1" office:value-type="string">
              <text:p text:style-name="MP1">ISTRUTTORE TECNICO</text:p>
              <text:p text:style-name="MP1">[<text:span text:style-name="MT1">istruttore_tecnico</text:span>]</text:p>
              <text:p text:style-name="MP1"/>
              <text:p text:style-name="MP1"/>
            </table:table-cell>
            <table:table-cell table:style-name="Tabella1.A1" office:value-type="string">
              <text:p text:style-name="MP1">RESPONSABILE DEL PROCEDIMENTO</text:p>
              <text:p text:style-name="MP1">Geom. Ivo Maffioli</text:p>
            </table:table-cell>
            <table:table-cell table:style-name="Tabella1.A1" office:value-type="string">
              <text:p text:style-name="MP1">DIRIGENTE</text:p>
              <text:p text:style-name="MP1"/>
              <text:p text:style-name="MP1">Arch. Giovanna Macario</text:p>
            </table:table-cell>
          </table:table-row>
        </table:table>
        <text:p text:style-name="Footer"><text:s text:c="94"/>file:<text:file-name text:display="full">C:\Users\Claudio\Dropbox\Modelli di stampa Savona\documenti\PROVVEDIMENTI\sanatoria art 43 L 16-08 04_2013.odt</text:file-name><text:tab/><text:tab/></text:p>
        <text:p text:style-name="Footer"><text:tab/> <text:s text:c="137"/>Pagina <text:span text:style-name="Numero_20_pagina"><text:page-number text:select-page="current">17</text:page-number></text:span><text:span text:style-name="Numero_20_pagina"> di </text:span><text:span text:style-name="Numero_20_pagina"><text:page-count>17</text:page-count></text:span></text:p>
      </style:footer>
      <style:footer-left style:display="false">
        <table:table table:name="Tabella6" table:style-name="Tabella6">
          <table:table-column table:style-name="Tabella6.A" table:number-columns-repeated="3"/>
          <table:table-row>
            <table:table-cell table:style-name="Tabella6.A1" office:value-type="string">
              <text:p text:style-name="MP1">ISTRUTTORE TECNICO</text:p>
              <text:p text:style-name="MP1">[<text:span text:style-name="MT1">istruttore_tecnico</text:span>]</text:p>
              <text:p text:style-name="MP1"/>
              <text:p text:style-name="MP1"/>
            </table:table-cell>
            <table:table-cell table:style-name="Tabella6.A1" office:value-type="string">
              <text:p text:style-name="MP1">RESPONSABILE DEL PROCEDIMENTO</text:p>
              <text:p text:style-name="MP1">Geom. Ivo Maffioli</text:p>
            </table:table-cell>
            <table:table-cell table:style-name="Tabella6.A1" office:value-type="string">
              <text:p text:style-name="MP1">DIRIGENTE</text:p>
              <text:p text:style-name="MP1"/>
              <text:p text:style-name="MP1">Arch. Giovanna Macario</text:p>
            </table:table-cell>
          </table:table-row>
        </table:table>
        <text:p text:style-name="Footer"><text:s text:c="94"/>file:<text:file-name text:display="full">C:\Users\Claudio\Dropbox\Modelli di stampa Savona\documenti\PROVVEDIMENTI\sanatoria art 43 L 16-08 04_2013.odt</text:file-name><text:tab/><text:tab/></text:p>
        <text:p text:style-name="Footer"><text:tab/> <text:s text:c="137"/>Pagina <text:span text:style-name="Numero_20_pagina"><text:page-number text:select-page="current">16</text:page-number></text:span><text:span text:style-name="Numero_20_pagina"> di </text:span><text:span text:style-name="Numero_20_pagina"><text:page-count>17</text:page-count></text:span></text:p>
      </style:footer-left>
    </style:master-page>
    <style:master-page style:name="MPF0" style:page-layout-name="Mpm3" style:next-style-name="MP0">
      <style:header>
        <text:p text:style-name="Header"><draw:frame draw:style-name="Mfr1" draw:name="Text Box 2" text:anchor-type="paragraph" svg:x="11.294cm" svg:y="0.325cm" svg:width="4.233cm" style:rel-width="scale" svg:height="2.54cm" style:rel-height="scale" draw:z-index="2"><draw:text-box><text:p text:style-name="MP2">IMPOSTA DI BOLLO ASSOLTA IN MODO VIRTUALE </text:p><text:p text:style-name="MP2">GIUSTA AUTORIZZAZIONE DEL DIRETTORE TERRITORIALE DELL'UFFICIO DI SAVONA </text:p><text:p text:style-name="MP2">DEL 03/01/2013 – PROT. 96/2013</text:p></draw:text-box></draw:frame><draw:custom-shape text:anchor-type="paragraph" draw:z-index="1" draw:name="Rectangle 1" draw:style-name="Mgr1" draw:text-style-name="MP5" svg:width="8.342cm" svg:height="3.559cm" svg:x="2.316cm" svg:y="0.275cm"><text:p text:style-name="MP3"><text:span text:style-name="MT3">Comune di Savona</text:span></text:p><text:p text:style-name="MP3"><text:span text:style-name="MT4">Settore Pianificazione Territoriale </text:span></text:p><text:p text:style-name="MP4"><text:span text:style-name="MT5">Sportello Unico per l’Edilizia</text:span></text:p><text:p/><draw:enhanced-geometry svg:viewBox="0 0 21600 21600" draw:type="non-primitive" draw:enhanced-path="M 0 0 L 21600 0 21600 21600 0 21600 Z N"/></draw:custom-shape><draw:frame draw:style-name="Mfr2" draw:name="Picture 1" text:anchor-type="as-char" svg:width="2.193cm" style:rel-width="scale" svg:height="3.127cm" style:rel-height="scale" draw:z-index="0"><draw:object-ole xlink:href="./Object 1" xlink:type="simple" xlink:show="embed" xlink:actuate="onLoad"/><draw:image xlink:href="./ObjectReplacements/Object 1" xlink:type="simple" xlink:show="embed" xlink:actuate="onLoad"/></draw:frame></text:p>
        <text:p text:style-name="Header"/>
      </style:header>
      <style:footer>
        <table:table table:name="Tabella2" table:style-name="Tabella2">
          <table:table-column table:style-name="Tabella2.A"/>
          <table:table-column table:style-name="Tabella2.B"/>
          <table:table-column table:style-name="Tabella2.C"/>
          <table:table-row>
            <table:table-cell table:style-name="Tabella2.A1" office:value-type="string">
              <text:p text:style-name="MP1">ISTRUTTORE TECNICO</text:p>
              <text:p text:style-name="MP1">[<text:span text:style-name="MT1">istruttore_tecnico</text:span>]</text:p>
              <text:p text:style-name="MP1"/>
              <text:p text:style-name="MP1"/>
            </table:table-cell>
            <table:table-cell table:style-name="Tabella2.A1" office:value-type="string">
              <text:p text:style-name="MP1">RESPONSABILE DEL PROCEDIMENTO</text:p>
              <text:p text:style-name="MP1">Geom. Ivo Maffioli</text:p>
            </table:table-cell>
            <table:table-cell table:style-name="Tabella2.A1" office:value-type="string">
              <text:p text:style-name="MP1">DIRIGENTE</text:p>
              <text:p text:style-name="MP1"/>
              <text:p text:style-name="MP1">Arch. Giovanna Macario</text:p>
            </table:table-cell>
          </table:table-row>
        </table:table>
        <text:p text:style-name="Footer"><text:span text:style-name="Numero_20_pagina">ultimazione documento: <text:s text:c="28"/>f</text:span>ile:<text:file-name text:display="full">C:\Users\Claudio\Dropbox\Modelli di stampa Savona\documenti\PROVVEDIMENTI\sanatoria art 43 L 16-08 04_2013.odt</text:file-name><text:tab/><text:tab/></text:p>
        <text:p text:style-name="Footer"><text:tab/> <text:s text:c="139"/>Pagina <text:span text:style-name="Numero_20_pagina"><text:page-number text:select-page="current">1</text:page-number></text:span><text:span text:style-name="Numero_20_pagina"> di </text:span><text:span text:style-name="Numero_20_pagina"><text:page-count>1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dc:title/>
    <meta:initial-creator>Claudio</meta:initial-creator>
    <meta:creation-date>2014-01-28T09:38:00Z</meta:creation-date>
    <dc:date>2014-02-03T12:40:36.899000000</dc:date>
    <meta:print-date>2008-12-09T09:19:00Z</meta:print-date>
    <meta:editing-cycles>3</meta:editing-cycles>
    <meta:editing-duration>PT10M</meta:editing-duration>
    <meta:document-statistic meta:table-count="6" meta:image-count="0" meta:object-count="1" meta:page-count="17" meta:paragraph-count="196" meta:word-count="4804" meta:character-count="33301" meta:non-whitespace-character-count="27887"/>
    <meta:template xlink:type="simple" xlink:actuate="onRequest" xlink:title="" xlink:href="./sanatoria%20art%2043%20L%2016-08%2004_2013.dot"/>
  </office:meta>
</office:document-meta>
</file>